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52mm"/>
    </style:style>
    <style:style style:name="co2" style:family="table-column">
      <style:table-column-properties fo:break-before="auto" style:column-width="20.5mm"/>
    </style:style>
    <style:style style:name="co3" style:family="table-column">
      <style:table-column-properties fo:break-before="auto" style:column-width="17.7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a_file" table:style-name="ta1">
        <table:shapes>
          <draw:frame draw:z-index="0" draw:style-name="gr1" draw:text-style-name="P1" svg:width="177.29mm" svg:height="50.61mm" svg:x="199.98mm" svg:y="1065.69mm">
            <draw:object draw:notify-on-update-of-ranges="ia_file.B4:ia_file.B24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79.73mm" svg:height="69.99mm" svg:x="200.4mm" svg:y="997.62mm">
            <draw:object draw:notify-on-update-of-ranges="ia_file.E3:ia_file.E242 ia_file.A3:ia_file.A24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ia phas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dule</text:p>
          </table:table-cell>
          <table:table-cell/>
          <table:table-cell office:value-type="string" calcext:value-type="string">
            <text:p>argument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table:number-columns-repeated="2"/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680551" calcext:value-type="float">
            <text:p>0,68055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3.611015" calcext:value-type="float">
            <text:p>13,611015</text:p>
          </table:table-cell>
        </table:table-row>
        <table:table-row table:style-name="ro1">
          <table:table-cell office:value-type="float" office:value="1.376296" calcext:value-type="float">
            <text:p>1,376296</text:p>
          </table:table-cell>
          <table:table-cell office:value-type="float" office:value="13.563527" calcext:value-type="float">
            <text:p>13,563527</text:p>
          </table:table-cell>
          <table:table-cell table:number-columns-repeated="2"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.112966" calcext:value-type="float">
            <text:p>2,112966</text:p>
          </table:table-cell>
          <table:table-cell office:value-type="float" office:value="18.294599" calcext:value-type="float">
            <text:p>18,294599</text:p>
          </table:table-cell>
          <table:table-cell table:number-columns-repeated="2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.806878" calcext:value-type="float">
            <text:p>2,806878</text:p>
          </table:table-cell>
          <table:table-cell office:value-type="float" office:value="22.765439" calcext:value-type="float">
            <text:p>22,765439</text:p>
          </table:table-cell>
          <table:table-cell table:number-columns-repeated="2"/>
          <table:table-cell office:value-type="float" office:value="14.388985" calcext:value-type="float">
            <text:p>14,388985</text:p>
          </table:table-cell>
        </table:table-row>
        <table:table-row table:style-name="ro1">
          <table:table-cell office:value-type="float" office:value="3.464967" calcext:value-type="float">
            <text:p>3,464967</text:p>
          </table:table-cell>
          <table:table-cell office:value-type="float" office:value="27.149693" calcext:value-type="float">
            <text:p>27,149693</text:p>
          </table:table-cell>
          <table:table-cell table:number-columns-repeated="2"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.05553" calcext:value-type="float">
            <text:p>4,05553</text:p>
          </table:table-cell>
          <table:table-cell office:value-type="float" office:value="31.300963" calcext:value-type="float">
            <text:p>31,300963</text:p>
          </table:table-cell>
          <table:table-cell table:number-columns-repeated="2"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.576894" calcext:value-type="float">
            <text:p>4,576894</text:p>
          </table:table-cell>
          <table:table-cell office:value-type="float" office:value="35.250849" calcext:value-type="float">
            <text:p>35,250849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.002772" calcext:value-type="float">
            <text:p>5,002772</text:p>
          </table:table-cell>
          <table:table-cell office:value-type="float" office:value="38.812595" calcext:value-type="float">
            <text:p>38,812595</text:p>
          </table:table-cell>
          <table:table-cell table:number-columns-repeated="2"/>
          <table:table-cell office:value-type="float" office:value="10.388985" calcext:value-type="float">
            <text:p>10,388985</text:p>
          </table:table-cell>
        </table:table-row>
        <table:table-row table:style-name="ro1">
          <table:table-cell office:value-type="float" office:value="5.321025" calcext:value-type="float">
            <text:p>5,321025</text:p>
          </table:table-cell>
          <table:table-cell office:value-type="float" office:value="41.847137" calcext:value-type="float">
            <text:p>41,847137</text:p>
          </table:table-cell>
          <table:table-cell table:number-columns-repeated="2"/>
          <table:table-cell office:value-type="float" office:value="8.388985" calcext:value-type="float">
            <text:p>8,388985</text:p>
          </table:table-cell>
        </table:table-row>
        <table:table-row table:style-name="ro1">
          <table:table-cell office:value-type="float" office:value="5.539258" calcext:value-type="float">
            <text:p>5,539258</text:p>
          </table:table-cell>
          <table:table-cell office:value-type="float" office:value="44.309321" calcext:value-type="float">
            <text:p>44,309321</text:p>
          </table:table-cell>
          <table:table-cell table:number-columns-repeated="2"/>
          <table:table-cell office:value-type="float" office:value="6.388985" calcext:value-type="float">
            <text:p>6,388985</text:p>
          </table:table-cell>
        </table:table-row>
        <table:table-row table:style-name="ro1">
          <table:table-cell office:value-type="float" office:value="5.668927" calcext:value-type="float">
            <text:p>5,668927</text:p>
          </table:table-cell>
          <table:table-cell office:value-type="float" office:value="46.119583" calcext:value-type="float">
            <text:p>46,119583</text:p>
          </table:table-cell>
          <table:table-cell table:number-columns-repeated="2"/>
          <table:table-cell office:value-type="float" office:value="4.388985" calcext:value-type="float">
            <text:p>4,388985</text:p>
          </table:table-cell>
        </table:table-row>
        <table:table-row table:style-name="ro1">
          <table:table-cell office:value-type="float" office:value="5.726194" calcext:value-type="float">
            <text:p>5,726194</text:p>
          </table:table-cell>
          <table:table-cell office:value-type="float" office:value="47.173766" calcext:value-type="float">
            <text:p>47,173766</text:p>
          </table:table-cell>
          <table:table-cell table:number-columns-repeated="2"/>
          <table:table-cell office:value-type="float" office:value="2.388985" calcext:value-type="float">
            <text:p>2,388985</text:p>
          </table:table-cell>
        </table:table-row>
        <table:table-row table:style-name="ro1">
          <table:table-cell office:value-type="float" office:value="5.732931" calcext:value-type="float">
            <text:p>5,732931</text:p>
          </table:table-cell>
          <table:table-cell office:value-type="float" office:value="47.35622" calcext:value-type="float">
            <text:p>47,35622</text:p>
          </table:table-cell>
          <table:table-cell table:number-columns-repeated="2"/>
          <table:table-cell office:value-type="float" office:value="0.388985" calcext:value-type="float">
            <text:p>0,388985</text:p>
          </table:table-cell>
        </table:table-row>
        <table:table-row table:style-name="ro1">
          <table:table-cell office:value-type="float" office:value="5.717615" calcext:value-type="float">
            <text:p>5,717615</text:p>
          </table:table-cell>
          <table:table-cell office:value-type="float" office:value="46.564805" calcext:value-type="float">
            <text:p>46,564805</text:p>
          </table:table-cell>
          <table:table-cell table:number-columns-repeated="2"/>
          <table:table-cell office:value-type="float" office:value="-1.611015" calcext:value-type="float">
            <text:p>-1,611015</text:p>
          </table:table-cell>
        </table:table-row>
        <table:table-row table:style-name="ro1">
          <table:table-cell office:value-type="float" office:value="5.715535" calcext:value-type="float">
            <text:p>5,715535</text:p>
          </table:table-cell>
          <table:table-cell office:value-type="float" office:value="44.755235" calcext:value-type="float">
            <text:p>44,755235</text:p>
          </table:table-cell>
          <table:table-cell table:number-columns-repeated="2"/>
          <table:table-cell office:value-type="float" office:value="-3.611015" calcext:value-type="float">
            <text:p>-3,611015</text:p>
          </table:table-cell>
        </table:table-row>
        <table:table-row table:style-name="ro1">
          <table:table-cell office:value-type="float" office:value="5.767258" calcext:value-type="float">
            <text:p>5,767258</text:p>
          </table:table-cell>
          <table:table-cell office:value-type="float" office:value="42.003202" calcext:value-type="float">
            <text:p>42,003202</text:p>
          </table:table-cell>
          <table:table-cell table:number-columns-repeated="2"/>
          <table:table-cell office:value-type="float" office:value="-5.611015" calcext:value-type="float">
            <text:p>-5,611015</text:p>
          </table:table-cell>
        </table:table-row>
        <table:table-row table:style-name="ro1">
          <table:table-cell office:value-type="float" office:value="5.914296" calcext:value-type="float">
            <text:p>5,914296</text:p>
          </table:table-cell>
          <table:table-cell office:value-type="float" office:value="38.559268" calcext:value-type="float">
            <text:p>38,559268</text:p>
          </table:table-cell>
          <table:table-cell table:number-columns-repeated="2"/>
          <table:table-cell office:value-type="float" office:value="-7.611015" calcext:value-type="float">
            <text:p>-7,611015</text:p>
          </table:table-cell>
        </table:table-row>
        <table:table-row table:style-name="ro1">
          <table:table-cell office:value-type="float" office:value="6.192113" calcext:value-type="float">
            <text:p>6,192113</text:p>
          </table:table-cell>
          <table:table-cell office:value-type="float" office:value="34.846219" calcext:value-type="float">
            <text:p>34,846219</text:p>
          </table:table-cell>
          <table:table-cell table:number-columns-repeated="2"/>
          <table:table-cell office:value-type="float" office:value="-9.611015" calcext:value-type="float">
            <text:p>-9,611015</text:p>
          </table:table-cell>
        </table:table-row>
        <table:table-row table:style-name="ro1">
          <table:table-cell office:value-type="float" office:value="6.623028" calcext:value-type="float">
            <text:p>6,623028</text:p>
          </table:table-cell>
          <table:table-cell office:value-type="float" office:value="31.364975" calcext:value-type="float">
            <text:p>31,364975</text:p>
          </table:table-cell>
          <table:table-cell table:number-columns-repeated="2"/>
          <table:table-cell office:value-type="float" office:value="-11.611015" calcext:value-type="float">
            <text:p>-11,611015</text:p>
          </table:table-cell>
        </table:table-row>
        <table:table-row table:style-name="ro1">
          <table:table-cell office:value-type="float" office:value="7.168953" calcext:value-type="float">
            <text:p>7,168953</text:p>
          </table:table-cell>
          <table:table-cell office:value-type="float" office:value="28.741063" calcext:value-type="float">
            <text:p>28,741063</text:p>
          </table:table-cell>
          <table:table-cell table:number-columns-repeated="2"/>
          <table:table-cell office:value-type="float" office:value="-12.611015" calcext:value-type="float">
            <text:p>-12,611015</text:p>
          </table:table-cell>
        </table:table-row>
        <table:table-row table:style-name="ro1">
          <table:table-cell office:value-type="float" office:value="7.812889" calcext:value-type="float">
            <text:p>7,812889</text:p>
          </table:table-cell>
          <table:table-cell office:value-type="float" office:value="27.055072" calcext:value-type="float">
            <text:p>27,055072</text:p>
          </table:table-cell>
          <table:table-cell table:number-columns-repeated="2"/>
          <table:table-cell office:value-type="float" office:value="-13.611015" calcext:value-type="float">
            <text:p>-13,611015</text:p>
          </table:table-cell>
        </table:table-row>
        <table:table-row table:style-name="ro1">
          <table:table-cell office:value-type="float" office:value="8.504879" calcext:value-type="float">
            <text:p>8,504879</text:p>
          </table:table-cell>
          <table:table-cell office:value-type="float" office:value="26.312866" calcext:value-type="float">
            <text:p>26,312866</text:p>
          </table:table-cell>
          <table:table-cell table:number-columns-repeated="2"/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9.254829" calcext:value-type="float">
            <text:p>9,254829</text:p>
          </table:table-cell>
          <table:table-cell office:value-type="float" office:value="26.368549" calcext:value-type="float">
            <text:p>26,368549</text:p>
          </table:table-cell>
          <table:table-cell table:number-columns-repeated="2"/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9.964864" calcext:value-type="float">
            <text:p>9,964864</text:p>
          </table:table-cell>
          <table:table-cell office:value-type="float" office:value="27.060673" calcext:value-type="float">
            <text:p>27,060673</text:p>
          </table:table-cell>
          <table:table-cell table:number-columns-repeated="2"/>
          <table:table-cell office:value-type="float" office:value="-14.388985" calcext:value-type="float">
            <text:p>-14,388985</text:p>
          </table:table-cell>
        </table:table-row>
        <table:table-row table:style-name="ro1">
          <table:table-cell office:value-type="float" office:value="10.633019" calcext:value-type="float">
            <text:p>10,633019</text:p>
          </table:table-cell>
          <table:table-cell office:value-type="float" office:value="28.222545" calcext:value-type="float">
            <text:p>28,222545</text:p>
          </table:table-cell>
          <table:table-cell table:number-columns-repeated="2"/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11.221898" calcext:value-type="float">
            <text:p>11,221898</text:p>
          </table:table-cell>
          <table:table-cell office:value-type="float" office:value="29.665929" calcext:value-type="float">
            <text:p>29,665929</text:p>
          </table:table-cell>
          <table:table-cell table:number-columns-repeated="2"/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11.727822" calcext:value-type="float">
            <text:p>11,727822</text:p>
          </table:table-cell>
          <table:table-cell office:value-type="float" office:value="31.276934" calcext:value-type="float">
            <text:p>31,276934</text:p>
          </table:table-cell>
          <table:table-cell table:number-columns-repeated="2"/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12.126234" calcext:value-type="float">
            <text:p>12,126234</text:p>
          </table:table-cell>
          <table:table-cell office:value-type="float" office:value="32.878382" calcext:value-type="float">
            <text:p>32,878382</text:p>
          </table:table-cell>
          <table:table-cell table:number-columns-repeated="2"/>
          <table:table-cell office:value-type="float" office:value="-10.388985" calcext:value-type="float">
            <text:p>-10,388985</text:p>
          </table:table-cell>
        </table:table-row>
        <table:table-row table:style-name="ro1">
          <table:table-cell office:value-type="float" office:value="12.410168" calcext:value-type="float">
            <text:p>12,410168</text:p>
          </table:table-cell>
          <table:table-cell office:value-type="float" office:value="34.320404" calcext:value-type="float">
            <text:p>34,320404</text:p>
          </table:table-cell>
          <table:table-cell table:number-columns-repeated="2"/>
          <table:table-cell office:value-type="float" office:value="-8.388985" calcext:value-type="float">
            <text:p>-8,388985</text:p>
          </table:table-cell>
        </table:table-row>
        <table:table-row table:style-name="ro1">
          <table:table-cell office:value-type="float" office:value="12.593044" calcext:value-type="float">
            <text:p>12,593044</text:p>
          </table:table-cell>
          <table:table-cell office:value-type="float" office:value="35.520875" calcext:value-type="float">
            <text:p>35,520875</text:p>
          </table:table-cell>
          <table:table-cell table:number-columns-repeated="2"/>
          <table:table-cell office:value-type="float" office:value="-6.388985" calcext:value-type="float">
            <text:p>-6,388985</text:p>
          </table:table-cell>
        </table:table-row>
        <table:table-row table:style-name="ro1">
          <table:table-cell office:value-type="float" office:value="12.692553" calcext:value-type="float">
            <text:p>12,692553</text:p>
          </table:table-cell>
          <table:table-cell office:value-type="float" office:value="36.40729" calcext:value-type="float">
            <text:p>36,40729</text:p>
          </table:table-cell>
          <table:table-cell table:number-columns-repeated="2"/>
          <table:table-cell office:value-type="float" office:value="-4.388985" calcext:value-type="float">
            <text:p>-4,388985</text:p>
          </table:table-cell>
        </table:table-row>
        <table:table-row table:style-name="ro1">
          <table:table-cell office:value-type="float" office:value="12.730776" calcext:value-type="float">
            <text:p>12,730776</text:p>
          </table:table-cell>
          <table:table-cell office:value-type="float" office:value="36.917382" calcext:value-type="float">
            <text:p>36,917382</text:p>
          </table:table-cell>
          <table:table-cell table:number-columns-repeated="2"/>
          <table:table-cell office:value-type="float" office:value="-2.388985" calcext:value-type="float">
            <text:p>-2,388985</text:p>
          </table:table-cell>
        </table:table-row>
        <table:table-row table:style-name="ro1">
          <table:table-cell office:value-type="float" office:value="12.73414" calcext:value-type="float">
            <text:p>12,73414</text:p>
          </table:table-cell>
          <table:table-cell office:value-type="float" office:value="37.003584" calcext:value-type="float">
            <text:p>37,003584</text:p>
          </table:table-cell>
          <table:table-cell table:number-columns-repeated="2"/>
          <table:table-cell office:value-type="float" office:value="-0.388985" calcext:value-type="float">
            <text:p>-0,388985</text:p>
          </table:table-cell>
        </table:table-row>
        <table:table-row table:style-name="ro1">
          <table:table-cell office:value-type="float" office:value="12.732984" calcext:value-type="float">
            <text:p>12,732984</text:p>
          </table:table-cell>
          <table:table-cell office:value-type="float" office:value="36.641175" calcext:value-type="float">
            <text:p>36,641175</text:p>
          </table:table-cell>
          <table:table-cell table:number-columns-repeated="2"/>
          <table:table-cell office:value-type="float" office:value="1.611015" calcext:value-type="float">
            <text:p>1,611015</text:p>
          </table:table-cell>
        </table:table-row>
        <table:table-row table:style-name="ro1">
          <table:table-cell office:value-type="float" office:value="12.760481" calcext:value-type="float">
            <text:p>12,760481</text:p>
          </table:table-cell>
          <table:table-cell office:value-type="float" office:value="35.839071" calcext:value-type="float">
            <text:p>35,839071</text:p>
          </table:table-cell>
          <table:table-cell table:number-columns-repeated="2"/>
          <table:table-cell office:value-type="float" office:value="3.611015" calcext:value-type="float">
            <text:p>3,611015</text:p>
          </table:table-cell>
        </table:table-row>
        <table:table-row table:style-name="ro1">
          <table:table-cell office:value-type="float" office:value="12.85069" calcext:value-type="float">
            <text:p>12,85069</text:p>
          </table:table-cell>
          <table:table-cell office:value-type="float" office:value="34.65044" calcext:value-type="float">
            <text:p>34,65044</text:p>
          </table:table-cell>
          <table:table-cell table:number-columns-repeated="2"/>
          <table:table-cell office:value-type="float" office:value="5.611015" calcext:value-type="float">
            <text:p>5,611015</text:p>
          </table:table-cell>
        </table:table-row>
        <table:table-row table:style-name="ro1">
          <table:table-cell office:value-type="float" office:value="13.035698" calcext:value-type="float">
            <text:p>13,035698</text:p>
          </table:table-cell>
          <table:table-cell office:value-type="float" office:value="33.178248" calcext:value-type="float">
            <text:p>33,178248</text:p>
          </table:table-cell>
          <table:table-cell table:number-columns-repeated="2"/>
          <table:table-cell office:value-type="float" office:value="7.611015" calcext:value-type="float">
            <text:p>7,611015</text:p>
          </table:table-cell>
        </table:table-row>
        <table:table-row table:style-name="ro1">
          <table:table-cell office:value-type="float" office:value="13.342209" calcext:value-type="float">
            <text:p>13,342209</text:p>
          </table:table-cell>
          <table:table-cell office:value-type="float" office:value="31.570254" calcext:value-type="float">
            <text:p>31,570254</text:p>
          </table:table-cell>
          <table:table-cell table:number-columns-repeated="2"/>
          <table:table-cell office:value-type="float" office:value="9.611015" calcext:value-type="float">
            <text:p>9,611015</text:p>
          </table:table-cell>
        </table:table-row>
        <table:table-row table:style-name="ro1">
          <table:table-cell office:value-type="float" office:value="13.788371" calcext:value-type="float">
            <text:p>13,788371</text:p>
          </table:table-cell>
          <table:table-cell office:value-type="float" office:value="30.001079" calcext:value-type="float">
            <text:p>30,001079</text:p>
          </table:table-cell>
          <table:table-cell table:number-columns-repeated="2"/>
          <table:table-cell office:value-type="float" office:value="11.611015" calcext:value-type="float">
            <text:p>11,611015</text:p>
          </table:table-cell>
        </table:table-row>
        <table:table-row table:style-name="ro1">
          <table:table-cell office:value-type="float" office:value="14.337905" calcext:value-type="float">
            <text:p>14,337905</text:p>
          </table:table-cell>
          <table:table-cell office:value-type="float" office:value="28.741063" calcext:value-type="float">
            <text:p>28,741063</text:p>
          </table:table-cell>
          <table:table-cell table:number-columns-repeated="2"/>
          <table:table-cell office:value-type="float" office:value="12.611015" calcext:value-type="float">
            <text:p>12,611015</text:p>
          </table:table-cell>
        </table:table-row>
        <table:table-row table:style-name="ro1">
          <table:table-cell office:value-type="float" office:value="13.69928" calcext:value-type="float">
            <text:p>13,69928</text:p>
          </table:table-cell>
          <table:table-cell office:value-type="float" office:value="-29.702513" calcext:value-type="float">
            <text:p>-29,702513</text:p>
          </table:table-cell>
          <table:table-cell table:number-columns-repeated="2"/>
          <table:table-cell office:value-type="float" office:value="13.611015" calcext:value-type="float">
            <text:p>13,611015</text:p>
          </table:table-cell>
        </table:table-row>
        <table:table-row table:style-name="ro1">
          <table:table-cell office:value-type="float" office:value="13.650793" calcext:value-type="float">
            <text:p>13,650793</text:p>
          </table:table-cell>
          <table:table-cell office:value-type="float" office:value="-29.288643" calcext:value-type="float">
            <text:p>-29,288643</text:p>
          </table:table-cell>
          <table:table-cell table:number-columns-repeated="2"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.58827" calcext:value-type="float">
            <text:p>13,58827</text:p>
          </table:table-cell>
          <table:table-cell office:value-type="float" office:value="-28.837146" calcext:value-type="float">
            <text:p>-28,837146</text:p>
          </table:table-cell>
          <table:table-cell table:number-columns-repeated="2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.624525" calcext:value-type="float">
            <text:p>13,624525</text:p>
          </table:table-cell>
          <table:table-cell office:value-type="float" office:value="-28.358773" calcext:value-type="float">
            <text:p>-28,358773</text:p>
          </table:table-cell>
          <table:table-cell table:number-columns-repeated="2"/>
          <table:table-cell office:value-type="float" office:value="14.388985" calcext:value-type="float">
            <text:p>14,388985</text:p>
          </table:table-cell>
        </table:table-row>
        <table:table-row table:style-name="ro1">
          <table:table-cell office:value-type="float" office:value="13.667306" calcext:value-type="float">
            <text:p>13,667306</text:p>
          </table:table-cell>
          <table:table-cell office:value-type="float" office:value="-27.91943" calcext:value-type="float">
            <text:p>-27,91943</text:p>
          </table:table-cell>
          <table:table-cell table:number-columns-repeated="2"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.75285" calcext:value-type="float">
            <text:p>13,75285</text:p>
          </table:table-cell>
          <table:table-cell office:value-type="float" office:value="-27.585469" calcext:value-type="float">
            <text:p>-27,585469</text:p>
          </table:table-cell>
          <table:table-cell table:number-columns-repeated="2"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.846124" calcext:value-type="float">
            <text:p>13,846124</text:p>
          </table:table-cell>
          <table:table-cell office:value-type="float" office:value="-27.343259" calcext:value-type="float">
            <text:p>-27,343259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.964147" calcext:value-type="float">
            <text:p>13,964147</text:p>
          </table:table-cell>
          <table:table-cell office:value-type="float" office:value="-27.280309" calcext:value-type="float">
            <text:p>-27,280309</text:p>
          </table:table-cell>
          <table:table-cell table:number-columns-repeated="2"/>
          <table:table-cell office:value-type="float" office:value="10.388985" calcext:value-type="float">
            <text:p>10,388985</text:p>
          </table:table-cell>
        </table:table-row>
        <table:table-row table:style-name="ro1">
          <table:table-cell office:value-type="float" office:value="14.085069" calcext:value-type="float">
            <text:p>14,085069</text:p>
          </table:table-cell>
          <table:table-cell office:value-type="float" office:value="-27.39166" calcext:value-type="float">
            <text:p>-27,39166</text:p>
          </table:table-cell>
          <table:table-cell table:number-columns-repeated="2"/>
          <table:table-cell office:value-type="float" office:value="8.388985" calcext:value-type="float">
            <text:p>8,388985</text:p>
          </table:table-cell>
        </table:table-row>
        <table:table-row table:style-name="ro1">
          <table:table-cell office:value-type="float" office:value="14.187063" calcext:value-type="float">
            <text:p>14,187063</text:p>
          </table:table-cell>
          <table:table-cell office:value-type="float" office:value="-27.609805" calcext:value-type="float">
            <text:p>-27,609805</text:p>
          </table:table-cell>
          <table:table-cell table:number-columns-repeated="2"/>
          <table:table-cell office:value-type="float" office:value="6.388985" calcext:value-type="float">
            <text:p>6,388985</text:p>
          </table:table-cell>
        </table:table-row>
        <table:table-row table:style-name="ro1">
          <table:table-cell office:value-type="float" office:value="14.265277" calcext:value-type="float">
            <text:p>14,265277</text:p>
          </table:table-cell>
          <table:table-cell office:value-type="float" office:value="-27.911428" calcext:value-type="float">
            <text:p>-27,911428</text:p>
          </table:table-cell>
          <table:table-cell table:number-columns-repeated="2"/>
          <table:table-cell office:value-type="float" office:value="4.388985" calcext:value-type="float">
            <text:p>4,388985</text:p>
          </table:table-cell>
        </table:table-row>
        <table:table-row table:style-name="ro1">
          <table:table-cell office:value-type="float" office:value="14.316124" calcext:value-type="float">
            <text:p>14,316124</text:p>
          </table:table-cell>
          <table:table-cell office:value-type="float" office:value="-28.271376" calcext:value-type="float">
            <text:p>-28,271376</text:p>
          </table:table-cell>
          <table:table-cell table:number-columns-repeated="2"/>
          <table:table-cell office:value-type="float" office:value="2.388985" calcext:value-type="float">
            <text:p>2,388985</text:p>
          </table:table-cell>
        </table:table-row>
        <table:table-row table:style-name="ro1">
          <table:table-cell office:value-type="float" office:value="14.337327" calcext:value-type="float">
            <text:p>14,337327</text:p>
          </table:table-cell>
          <table:table-cell office:value-type="float" office:value="-28.663375" calcext:value-type="float">
            <text:p>-28,663375</text:p>
          </table:table-cell>
          <table:table-cell table:number-columns-repeated="2"/>
          <table:table-cell office:value-type="float" office:value="0.388985" calcext:value-type="float">
            <text:p>0,388985</text:p>
          </table:table-cell>
        </table:table-row>
        <table:table-row table:style-name="ro1">
          <table:table-cell office:value-type="float" office:value="14.32795" calcext:value-type="float">
            <text:p>14,32795</text:p>
          </table:table-cell>
          <table:table-cell office:value-type="float" office:value="-29.060596" calcext:value-type="float">
            <text:p>-29,060596</text:p>
          </table:table-cell>
          <table:table-cell table:number-columns-repeated="2"/>
          <table:table-cell office:value-type="float" office:value="-1.611015" calcext:value-type="float">
            <text:p>-1,611015</text:p>
          </table:table-cell>
        </table:table-row>
        <table:table-row table:style-name="ro1">
          <table:table-cell office:value-type="float" office:value="14.288406" calcext:value-type="float">
            <text:p>14,288406</text:p>
          </table:table-cell>
          <table:table-cell office:value-type="float" office:value="-29.436124" calcext:value-type="float">
            <text:p>-29,436124</text:p>
          </table:table-cell>
          <table:table-cell table:number-columns-repeated="2"/>
          <table:table-cell office:value-type="float" office:value="-3.611015" calcext:value-type="float">
            <text:p>-3,611015</text:p>
          </table:table-cell>
        </table:table-row>
        <table:table-row table:style-name="ro1">
          <table:table-cell office:value-type="float" office:value="14.220455" calcext:value-type="float">
            <text:p>14,220455</text:p>
          </table:table-cell>
          <table:table-cell office:value-type="float" office:value="-29.763411" calcext:value-type="float">
            <text:p>-29,763411</text:p>
          </table:table-cell>
          <table:table-cell table:number-columns-repeated="2"/>
          <table:table-cell office:value-type="float" office:value="-5.611015" calcext:value-type="float">
            <text:p>-5,611015</text:p>
          </table:table-cell>
        </table:table-row>
        <table:table-row table:style-name="ro1">
          <table:table-cell office:value-type="float" office:value="14.127182" calcext:value-type="float">
            <text:p>14,127182</text:p>
          </table:table-cell>
          <table:table-cell office:value-type="float" office:value="-30.016795" calcext:value-type="float">
            <text:p>-30,016795</text:p>
          </table:table-cell>
          <table:table-cell table:number-columns-repeated="2"/>
          <table:table-cell office:value-type="float" office:value="-7.611015" calcext:value-type="float">
            <text:p>-7,611015</text:p>
          </table:table-cell>
        </table:table-row>
        <table:table-row table:style-name="ro1">
          <table:table-cell office:value-type="float" office:value="14.012956" calcext:value-type="float">
            <text:p>14,012956</text:p>
          </table:table-cell>
          <table:table-cell office:value-type="float" office:value="-30.17215" calcext:value-type="float">
            <text:p>-30,17215</text:p>
          </table:table-cell>
          <table:table-cell table:number-columns-repeated="2"/>
          <table:table-cell office:value-type="float" office:value="-9.611015" calcext:value-type="float">
            <text:p>-9,611015</text:p>
          </table:table-cell>
        </table:table-row>
        <table:table-row table:style-name="ro1">
          <table:table-cell office:value-type="float" office:value="13.883363" calcext:value-type="float">
            <text:p>13,883363</text:p>
          </table:table-cell>
          <table:table-cell office:value-type="float" office:value="-30.207737" calcext:value-type="float">
            <text:p>-30,207737</text:p>
          </table:table-cell>
          <table:table-cell table:number-columns-repeated="2"/>
          <table:table-cell office:value-type="float" office:value="-11.611015" calcext:value-type="float">
            <text:p>-11,611015</text:p>
          </table:table-cell>
        </table:table-row>
        <table:table-row table:style-name="ro1">
          <table:table-cell office:value-type="float" office:value="13.788371" calcext:value-type="float">
            <text:p>13,788371</text:p>
          </table:table-cell>
          <table:table-cell office:value-type="float" office:value="-30.001079" calcext:value-type="float">
            <text:p>-30,001079</text:p>
          </table:table-cell>
          <table:table-cell table:number-columns-repeated="2"/>
          <table:table-cell office:value-type="float" office:value="-12.611015" calcext:value-type="float">
            <text:p>-12,611015</text:p>
          </table:table-cell>
        </table:table-row>
        <table:table-row table:style-name="ro1">
          <table:table-cell office:value-type="float" office:value="13.69928" calcext:value-type="float">
            <text:p>13,69928</text:p>
          </table:table-cell>
          <table:table-cell office:value-type="float" office:value="-29.702513" calcext:value-type="float">
            <text:p>-29,702513</text:p>
          </table:table-cell>
          <table:table-cell table:number-columns-repeated="2"/>
          <table:table-cell office:value-type="float" office:value="-13.611015" calcext:value-type="float">
            <text:p>-13,611015</text:p>
          </table:table-cell>
        </table:table-row>
        <table:table-row table:style-name="ro1">
          <table:table-cell office:value-type="float" office:value="13.650793" calcext:value-type="float">
            <text:p>13,650793</text:p>
          </table:table-cell>
          <table:table-cell office:value-type="float" office:value="-29.288643" calcext:value-type="float">
            <text:p>-29,288643</text:p>
          </table:table-cell>
          <table:table-cell table:number-columns-repeated="2"/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13.58827" calcext:value-type="float">
            <text:p>13,58827</text:p>
          </table:table-cell>
          <table:table-cell office:value-type="float" office:value="-28.837146" calcext:value-type="float">
            <text:p>-28,837146</text:p>
          </table:table-cell>
          <table:table-cell table:number-columns-repeated="2"/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13.624525" calcext:value-type="float">
            <text:p>13,624525</text:p>
          </table:table-cell>
          <table:table-cell office:value-type="float" office:value="-28.358773" calcext:value-type="float">
            <text:p>-28,358773</text:p>
          </table:table-cell>
          <table:table-cell table:number-columns-repeated="2"/>
          <table:table-cell office:value-type="float" office:value="-14.388985" calcext:value-type="float">
            <text:p>-14,388985</text:p>
          </table:table-cell>
        </table:table-row>
        <table:table-row table:style-name="ro1">
          <table:table-cell office:value-type="float" office:value="13.667306" calcext:value-type="float">
            <text:p>13,667306</text:p>
          </table:table-cell>
          <table:table-cell office:value-type="float" office:value="-27.91943" calcext:value-type="float">
            <text:p>-27,91943</text:p>
          </table:table-cell>
          <table:table-cell table:number-columns-repeated="2"/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13.75285" calcext:value-type="float">
            <text:p>13,75285</text:p>
          </table:table-cell>
          <table:table-cell office:value-type="float" office:value="-27.585469" calcext:value-type="float">
            <text:p>-27,585469</text:p>
          </table:table-cell>
          <table:table-cell table:number-columns-repeated="2"/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13.846124" calcext:value-type="float">
            <text:p>13,846124</text:p>
          </table:table-cell>
          <table:table-cell office:value-type="float" office:value="-27.343259" calcext:value-type="float">
            <text:p>-27,343259</text:p>
          </table:table-cell>
          <table:table-cell table:number-columns-repeated="2"/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13.964147" calcext:value-type="float">
            <text:p>13,964147</text:p>
          </table:table-cell>
          <table:table-cell office:value-type="float" office:value="-27.280309" calcext:value-type="float">
            <text:p>-27,280309</text:p>
          </table:table-cell>
          <table:table-cell table:number-columns-repeated="2"/>
          <table:table-cell office:value-type="float" office:value="-10.388985" calcext:value-type="float">
            <text:p>-10,388985</text:p>
          </table:table-cell>
        </table:table-row>
        <table:table-row table:style-name="ro1">
          <table:table-cell office:value-type="float" office:value="14.085069" calcext:value-type="float">
            <text:p>14,085069</text:p>
          </table:table-cell>
          <table:table-cell office:value-type="float" office:value="-27.39166" calcext:value-type="float">
            <text:p>-27,39166</text:p>
          </table:table-cell>
          <table:table-cell table:number-columns-repeated="2"/>
          <table:table-cell office:value-type="float" office:value="-8.388985" calcext:value-type="float">
            <text:p>-8,388985</text:p>
          </table:table-cell>
        </table:table-row>
        <table:table-row table:style-name="ro1">
          <table:table-cell office:value-type="float" office:value="14.187063" calcext:value-type="float">
            <text:p>14,187063</text:p>
          </table:table-cell>
          <table:table-cell office:value-type="float" office:value="-27.609805" calcext:value-type="float">
            <text:p>-27,609805</text:p>
          </table:table-cell>
          <table:table-cell table:number-columns-repeated="2"/>
          <table:table-cell office:value-type="float" office:value="-6.388985" calcext:value-type="float">
            <text:p>-6,388985</text:p>
          </table:table-cell>
        </table:table-row>
        <table:table-row table:style-name="ro1">
          <table:table-cell office:value-type="float" office:value="14.265277" calcext:value-type="float">
            <text:p>14,265277</text:p>
          </table:table-cell>
          <table:table-cell office:value-type="float" office:value="-27.911428" calcext:value-type="float">
            <text:p>-27,911428</text:p>
          </table:table-cell>
          <table:table-cell table:number-columns-repeated="2"/>
          <table:table-cell office:value-type="float" office:value="-4.388985" calcext:value-type="float">
            <text:p>-4,388985</text:p>
          </table:table-cell>
        </table:table-row>
        <table:table-row table:style-name="ro1">
          <table:table-cell office:value-type="float" office:value="14.316124" calcext:value-type="float">
            <text:p>14,316124</text:p>
          </table:table-cell>
          <table:table-cell office:value-type="float" office:value="-28.271376" calcext:value-type="float">
            <text:p>-28,271376</text:p>
          </table:table-cell>
          <table:table-cell table:number-columns-repeated="2"/>
          <table:table-cell office:value-type="float" office:value="-2.388985" calcext:value-type="float">
            <text:p>-2,388985</text:p>
          </table:table-cell>
        </table:table-row>
        <table:table-row table:style-name="ro1">
          <table:table-cell office:value-type="float" office:value="14.337327" calcext:value-type="float">
            <text:p>14,337327</text:p>
          </table:table-cell>
          <table:table-cell office:value-type="float" office:value="-28.663375" calcext:value-type="float">
            <text:p>-28,663375</text:p>
          </table:table-cell>
          <table:table-cell table:number-columns-repeated="2"/>
          <table:table-cell office:value-type="float" office:value="-0.388985" calcext:value-type="float">
            <text:p>-0,388985</text:p>
          </table:table-cell>
        </table:table-row>
        <table:table-row table:style-name="ro1">
          <table:table-cell office:value-type="float" office:value="14.32795" calcext:value-type="float">
            <text:p>14,32795</text:p>
          </table:table-cell>
          <table:table-cell office:value-type="float" office:value="-29.060596" calcext:value-type="float">
            <text:p>-29,060596</text:p>
          </table:table-cell>
          <table:table-cell table:number-columns-repeated="2"/>
          <table:table-cell office:value-type="float" office:value="1.611015" calcext:value-type="float">
            <text:p>1,611015</text:p>
          </table:table-cell>
        </table:table-row>
        <table:table-row table:style-name="ro1">
          <table:table-cell office:value-type="float" office:value="14.288406" calcext:value-type="float">
            <text:p>14,288406</text:p>
          </table:table-cell>
          <table:table-cell office:value-type="float" office:value="-29.436124" calcext:value-type="float">
            <text:p>-29,436124</text:p>
          </table:table-cell>
          <table:table-cell table:number-columns-repeated="2"/>
          <table:table-cell office:value-type="float" office:value="3.611015" calcext:value-type="float">
            <text:p>3,611015</text:p>
          </table:table-cell>
        </table:table-row>
        <table:table-row table:style-name="ro1">
          <table:table-cell office:value-type="float" office:value="14.220455" calcext:value-type="float">
            <text:p>14,220455</text:p>
          </table:table-cell>
          <table:table-cell office:value-type="float" office:value="-29.763411" calcext:value-type="float">
            <text:p>-29,763411</text:p>
          </table:table-cell>
          <table:table-cell table:number-columns-repeated="2"/>
          <table:table-cell office:value-type="float" office:value="5.611015" calcext:value-type="float">
            <text:p>5,611015</text:p>
          </table:table-cell>
        </table:table-row>
        <table:table-row table:style-name="ro1">
          <table:table-cell office:value-type="float" office:value="14.127182" calcext:value-type="float">
            <text:p>14,127182</text:p>
          </table:table-cell>
          <table:table-cell office:value-type="float" office:value="-30.016795" calcext:value-type="float">
            <text:p>-30,016795</text:p>
          </table:table-cell>
          <table:table-cell table:number-columns-repeated="2"/>
          <table:table-cell office:value-type="float" office:value="7.611015" calcext:value-type="float">
            <text:p>7,611015</text:p>
          </table:table-cell>
        </table:table-row>
        <table:table-row table:style-name="ro1">
          <table:table-cell office:value-type="float" office:value="14.012956" calcext:value-type="float">
            <text:p>14,012956</text:p>
          </table:table-cell>
          <table:table-cell office:value-type="float" office:value="-30.17215" calcext:value-type="float">
            <text:p>-30,17215</text:p>
          </table:table-cell>
          <table:table-cell table:number-columns-repeated="2"/>
          <table:table-cell office:value-type="float" office:value="9.611015" calcext:value-type="float">
            <text:p>9,611015</text:p>
          </table:table-cell>
        </table:table-row>
        <table:table-row table:style-name="ro1">
          <table:table-cell office:value-type="float" office:value="13.883363" calcext:value-type="float">
            <text:p>13,883363</text:p>
          </table:table-cell>
          <table:table-cell office:value-type="float" office:value="-30.207737" calcext:value-type="float">
            <text:p>-30,207737</text:p>
          </table:table-cell>
          <table:table-cell table:number-columns-repeated="2"/>
          <table:table-cell office:value-type="float" office:value="11.611015" calcext:value-type="float">
            <text:p>11,611015</text:p>
          </table:table-cell>
        </table:table-row>
        <table:table-row table:style-name="ro1">
          <table:table-cell office:value-type="float" office:value="13.788371" calcext:value-type="float">
            <text:p>13,788371</text:p>
          </table:table-cell>
          <table:table-cell office:value-type="float" office:value="-30.001079" calcext:value-type="float">
            <text:p>-30,001079</text:p>
          </table:table-cell>
          <table:table-cell table:number-columns-repeated="2"/>
          <table:table-cell office:value-type="float" office:value="12.611015" calcext:value-type="float">
            <text:p>12,611015</text:p>
          </table:table-cell>
        </table:table-row>
        <table:table-row table:style-name="ro1">
          <table:table-cell office:value-type="float" office:value="13.69928" calcext:value-type="float">
            <text:p>13,69928</text:p>
          </table:table-cell>
          <table:table-cell office:value-type="float" office:value="-29.702513" calcext:value-type="float">
            <text:p>-29,702513</text:p>
          </table:table-cell>
          <table:table-cell table:number-columns-repeated="2"/>
          <table:table-cell office:value-type="float" office:value="13.611015" calcext:value-type="float">
            <text:p>13,611015</text:p>
          </table:table-cell>
        </table:table-row>
        <table:table-row table:style-name="ro1">
          <table:table-cell office:value-type="float" office:value="13.650793" calcext:value-type="float">
            <text:p>13,650793</text:p>
          </table:table-cell>
          <table:table-cell office:value-type="float" office:value="-29.288643" calcext:value-type="float">
            <text:p>-29,288643</text:p>
          </table:table-cell>
          <table:table-cell table:number-columns-repeated="2"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.58827" calcext:value-type="float">
            <text:p>13,58827</text:p>
          </table:table-cell>
          <table:table-cell office:value-type="float" office:value="-28.837146" calcext:value-type="float">
            <text:p>-28,837146</text:p>
          </table:table-cell>
          <table:table-cell table:number-columns-repeated="2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.624525" calcext:value-type="float">
            <text:p>13,624525</text:p>
          </table:table-cell>
          <table:table-cell office:value-type="float" office:value="-28.358773" calcext:value-type="float">
            <text:p>-28,358773</text:p>
          </table:table-cell>
          <table:table-cell table:number-columns-repeated="2"/>
          <table:table-cell office:value-type="float" office:value="14.388985" calcext:value-type="float">
            <text:p>14,388985</text:p>
          </table:table-cell>
        </table:table-row>
        <table:table-row table:style-name="ro1">
          <table:table-cell office:value-type="float" office:value="13.667306" calcext:value-type="float">
            <text:p>13,667306</text:p>
          </table:table-cell>
          <table:table-cell office:value-type="float" office:value="-27.91943" calcext:value-type="float">
            <text:p>-27,91943</text:p>
          </table:table-cell>
          <table:table-cell table:number-columns-repeated="2"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.75285" calcext:value-type="float">
            <text:p>13,75285</text:p>
          </table:table-cell>
          <table:table-cell office:value-type="float" office:value="-27.585469" calcext:value-type="float">
            <text:p>-27,585469</text:p>
          </table:table-cell>
          <table:table-cell table:number-columns-repeated="2"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.846124" calcext:value-type="float">
            <text:p>13,846124</text:p>
          </table:table-cell>
          <table:table-cell office:value-type="float" office:value="-27.343259" calcext:value-type="float">
            <text:p>-27,343259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.964147" calcext:value-type="float">
            <text:p>13,964147</text:p>
          </table:table-cell>
          <table:table-cell office:value-type="float" office:value="-27.280309" calcext:value-type="float">
            <text:p>-27,280309</text:p>
          </table:table-cell>
          <table:table-cell table:number-columns-repeated="2"/>
          <table:table-cell office:value-type="float" office:value="10.388985" calcext:value-type="float">
            <text:p>10,388985</text:p>
          </table:table-cell>
        </table:table-row>
        <table:table-row table:style-name="ro1">
          <table:table-cell office:value-type="float" office:value="14.085069" calcext:value-type="float">
            <text:p>14,085069</text:p>
          </table:table-cell>
          <table:table-cell office:value-type="float" office:value="-27.39166" calcext:value-type="float">
            <text:p>-27,39166</text:p>
          </table:table-cell>
          <table:table-cell table:number-columns-repeated="2"/>
          <table:table-cell office:value-type="float" office:value="8.388985" calcext:value-type="float">
            <text:p>8,388985</text:p>
          </table:table-cell>
        </table:table-row>
        <table:table-row table:style-name="ro1">
          <table:table-cell office:value-type="float" office:value="14.187063" calcext:value-type="float">
            <text:p>14,187063</text:p>
          </table:table-cell>
          <table:table-cell office:value-type="float" office:value="-27.609805" calcext:value-type="float">
            <text:p>-27,609805</text:p>
          </table:table-cell>
          <table:table-cell table:number-columns-repeated="2"/>
          <table:table-cell office:value-type="float" office:value="6.388985" calcext:value-type="float">
            <text:p>6,388985</text:p>
          </table:table-cell>
        </table:table-row>
        <table:table-row table:style-name="ro1">
          <table:table-cell office:value-type="float" office:value="14.265277" calcext:value-type="float">
            <text:p>14,265277</text:p>
          </table:table-cell>
          <table:table-cell office:value-type="float" office:value="-27.911428" calcext:value-type="float">
            <text:p>-27,911428</text:p>
          </table:table-cell>
          <table:table-cell table:number-columns-repeated="2"/>
          <table:table-cell office:value-type="float" office:value="4.388985" calcext:value-type="float">
            <text:p>4,388985</text:p>
          </table:table-cell>
        </table:table-row>
        <table:table-row table:style-name="ro1">
          <table:table-cell office:value-type="float" office:value="14.316124" calcext:value-type="float">
            <text:p>14,316124</text:p>
          </table:table-cell>
          <table:table-cell office:value-type="float" office:value="-28.271376" calcext:value-type="float">
            <text:p>-28,271376</text:p>
          </table:table-cell>
          <table:table-cell table:number-columns-repeated="2"/>
          <table:table-cell office:value-type="float" office:value="2.388985" calcext:value-type="float">
            <text:p>2,388985</text:p>
          </table:table-cell>
        </table:table-row>
        <table:table-row table:style-name="ro1">
          <table:table-cell office:value-type="float" office:value="14.337327" calcext:value-type="float">
            <text:p>14,337327</text:p>
          </table:table-cell>
          <table:table-cell office:value-type="float" office:value="-28.663375" calcext:value-type="float">
            <text:p>-28,663375</text:p>
          </table:table-cell>
          <table:table-cell table:number-columns-repeated="2"/>
          <table:table-cell office:value-type="float" office:value="0.388985" calcext:value-type="float">
            <text:p>0,388985</text:p>
          </table:table-cell>
        </table:table-row>
        <table:table-row table:style-name="ro1">
          <table:table-cell office:value-type="float" office:value="14.32795" calcext:value-type="float">
            <text:p>14,32795</text:p>
          </table:table-cell>
          <table:table-cell office:value-type="float" office:value="-29.060596" calcext:value-type="float">
            <text:p>-29,060596</text:p>
          </table:table-cell>
          <table:table-cell table:number-columns-repeated="2"/>
          <table:table-cell office:value-type="float" office:value="-1.611015" calcext:value-type="float">
            <text:p>-1,611015</text:p>
          </table:table-cell>
        </table:table-row>
        <table:table-row table:style-name="ro1">
          <table:table-cell office:value-type="float" office:value="14.288406" calcext:value-type="float">
            <text:p>14,288406</text:p>
          </table:table-cell>
          <table:table-cell office:value-type="float" office:value="-29.436124" calcext:value-type="float">
            <text:p>-29,436124</text:p>
          </table:table-cell>
          <table:table-cell table:number-columns-repeated="2"/>
          <table:table-cell office:value-type="float" office:value="-3.611015" calcext:value-type="float">
            <text:p>-3,611015</text:p>
          </table:table-cell>
        </table:table-row>
        <table:table-row table:style-name="ro1">
          <table:table-cell office:value-type="float" office:value="14.220455" calcext:value-type="float">
            <text:p>14,220455</text:p>
          </table:table-cell>
          <table:table-cell office:value-type="float" office:value="-29.763411" calcext:value-type="float">
            <text:p>-29,763411</text:p>
          </table:table-cell>
          <table:table-cell table:number-columns-repeated="2"/>
          <table:table-cell office:value-type="float" office:value="-5.611015" calcext:value-type="float">
            <text:p>-5,611015</text:p>
          </table:table-cell>
        </table:table-row>
        <table:table-row table:style-name="ro1">
          <table:table-cell office:value-type="float" office:value="14.127182" calcext:value-type="float">
            <text:p>14,127182</text:p>
          </table:table-cell>
          <table:table-cell office:value-type="float" office:value="-30.016795" calcext:value-type="float">
            <text:p>-30,016795</text:p>
          </table:table-cell>
          <table:table-cell table:number-columns-repeated="2"/>
          <table:table-cell office:value-type="float" office:value="-7.611015" calcext:value-type="float">
            <text:p>-7,611015</text:p>
          </table:table-cell>
        </table:table-row>
        <table:table-row table:style-name="ro1">
          <table:table-cell office:value-type="float" office:value="14.012956" calcext:value-type="float">
            <text:p>14,012956</text:p>
          </table:table-cell>
          <table:table-cell office:value-type="float" office:value="-30.17215" calcext:value-type="float">
            <text:p>-30,17215</text:p>
          </table:table-cell>
          <table:table-cell table:number-columns-repeated="2"/>
          <table:table-cell office:value-type="float" office:value="-9.611015" calcext:value-type="float">
            <text:p>-9,611015</text:p>
          </table:table-cell>
        </table:table-row>
        <table:table-row table:style-name="ro1">
          <table:table-cell office:value-type="float" office:value="13.883363" calcext:value-type="float">
            <text:p>13,883363</text:p>
          </table:table-cell>
          <table:table-cell office:value-type="float" office:value="-30.207737" calcext:value-type="float">
            <text:p>-30,207737</text:p>
          </table:table-cell>
          <table:table-cell table:number-columns-repeated="2"/>
          <table:table-cell office:value-type="float" office:value="-11.611015" calcext:value-type="float">
            <text:p>-11,611015</text:p>
          </table:table-cell>
        </table:table-row>
        <table:table-row table:style-name="ro1">
          <table:table-cell office:value-type="float" office:value="13.788371" calcext:value-type="float">
            <text:p>13,788371</text:p>
          </table:table-cell>
          <table:table-cell office:value-type="float" office:value="-30.001079" calcext:value-type="float">
            <text:p>-30,001079</text:p>
          </table:table-cell>
          <table:table-cell table:number-columns-repeated="2"/>
          <table:table-cell office:value-type="float" office:value="-12.611015" calcext:value-type="float">
            <text:p>-12,611015</text:p>
          </table:table-cell>
        </table:table-row>
        <table:table-row table:style-name="ro1">
          <table:table-cell office:value-type="float" office:value="13.69928" calcext:value-type="float">
            <text:p>13,69928</text:p>
          </table:table-cell>
          <table:table-cell office:value-type="float" office:value="-29.702513" calcext:value-type="float">
            <text:p>-29,702513</text:p>
          </table:table-cell>
          <table:table-cell table:number-columns-repeated="2"/>
          <table:table-cell office:value-type="float" office:value="-13.611015" calcext:value-type="float">
            <text:p>-13,611015</text:p>
          </table:table-cell>
        </table:table-row>
        <table:table-row table:style-name="ro1">
          <table:table-cell office:value-type="float" office:value="13.650793" calcext:value-type="float">
            <text:p>13,650793</text:p>
          </table:table-cell>
          <table:table-cell office:value-type="float" office:value="-29.288643" calcext:value-type="float">
            <text:p>-29,288643</text:p>
          </table:table-cell>
          <table:table-cell table:number-columns-repeated="2"/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13.58827" calcext:value-type="float">
            <text:p>13,58827</text:p>
          </table:table-cell>
          <table:table-cell office:value-type="float" office:value="-28.837146" calcext:value-type="float">
            <text:p>-28,837146</text:p>
          </table:table-cell>
          <table:table-cell table:number-columns-repeated="2"/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13.624525" calcext:value-type="float">
            <text:p>13,624525</text:p>
          </table:table-cell>
          <table:table-cell office:value-type="float" office:value="-28.358773" calcext:value-type="float">
            <text:p>-28,358773</text:p>
          </table:table-cell>
          <table:table-cell table:number-columns-repeated="2"/>
          <table:table-cell office:value-type="float" office:value="-14.388985" calcext:value-type="float">
            <text:p>-14,388985</text:p>
          </table:table-cell>
        </table:table-row>
        <table:table-row table:style-name="ro1">
          <table:table-cell office:value-type="float" office:value="13.667306" calcext:value-type="float">
            <text:p>13,667306</text:p>
          </table:table-cell>
          <table:table-cell office:value-type="float" office:value="-27.91943" calcext:value-type="float">
            <text:p>-27,91943</text:p>
          </table:table-cell>
          <table:table-cell table:number-columns-repeated="2"/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13.75285" calcext:value-type="float">
            <text:p>13,75285</text:p>
          </table:table-cell>
          <table:table-cell office:value-type="float" office:value="-27.585469" calcext:value-type="float">
            <text:p>-27,585469</text:p>
          </table:table-cell>
          <table:table-cell table:number-columns-repeated="2"/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13.846124" calcext:value-type="float">
            <text:p>13,846124</text:p>
          </table:table-cell>
          <table:table-cell office:value-type="float" office:value="-27.343259" calcext:value-type="float">
            <text:p>-27,343259</text:p>
          </table:table-cell>
          <table:table-cell table:number-columns-repeated="2"/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13.964147" calcext:value-type="float">
            <text:p>13,964147</text:p>
          </table:table-cell>
          <table:table-cell office:value-type="float" office:value="-27.280309" calcext:value-type="float">
            <text:p>-27,280309</text:p>
          </table:table-cell>
          <table:table-cell table:number-columns-repeated="2"/>
          <table:table-cell office:value-type="float" office:value="-10.388985" calcext:value-type="float">
            <text:p>-10,388985</text:p>
          </table:table-cell>
        </table:table-row>
        <table:table-row table:style-name="ro1">
          <table:table-cell office:value-type="float" office:value="14.085069" calcext:value-type="float">
            <text:p>14,085069</text:p>
          </table:table-cell>
          <table:table-cell office:value-type="float" office:value="-27.39166" calcext:value-type="float">
            <text:p>-27,39166</text:p>
          </table:table-cell>
          <table:table-cell table:number-columns-repeated="2"/>
          <table:table-cell office:value-type="float" office:value="-8.388985" calcext:value-type="float">
            <text:p>-8,388985</text:p>
          </table:table-cell>
        </table:table-row>
        <table:table-row table:style-name="ro1">
          <table:table-cell office:value-type="float" office:value="14.187063" calcext:value-type="float">
            <text:p>14,187063</text:p>
          </table:table-cell>
          <table:table-cell office:value-type="float" office:value="-27.609805" calcext:value-type="float">
            <text:p>-27,609805</text:p>
          </table:table-cell>
          <table:table-cell table:number-columns-repeated="2"/>
          <table:table-cell office:value-type="float" office:value="-6.388985" calcext:value-type="float">
            <text:p>-6,388985</text:p>
          </table:table-cell>
        </table:table-row>
        <table:table-row table:style-name="ro1">
          <table:table-cell office:value-type="float" office:value="14.265277" calcext:value-type="float">
            <text:p>14,265277</text:p>
          </table:table-cell>
          <table:table-cell office:value-type="float" office:value="-27.911428" calcext:value-type="float">
            <text:p>-27,911428</text:p>
          </table:table-cell>
          <table:table-cell table:number-columns-repeated="2"/>
          <table:table-cell office:value-type="float" office:value="-4.388985" calcext:value-type="float">
            <text:p>-4,388985</text:p>
          </table:table-cell>
        </table:table-row>
        <table:table-row table:style-name="ro1">
          <table:table-cell office:value-type="float" office:value="14.316124" calcext:value-type="float">
            <text:p>14,316124</text:p>
          </table:table-cell>
          <table:table-cell office:value-type="float" office:value="-28.271376" calcext:value-type="float">
            <text:p>-28,271376</text:p>
          </table:table-cell>
          <table:table-cell table:number-columns-repeated="2"/>
          <table:table-cell office:value-type="float" office:value="-2.388985" calcext:value-type="float">
            <text:p>-2,388985</text:p>
          </table:table-cell>
        </table:table-row>
        <table:table-row table:style-name="ro1">
          <table:table-cell office:value-type="float" office:value="14.337327" calcext:value-type="float">
            <text:p>14,337327</text:p>
          </table:table-cell>
          <table:table-cell office:value-type="float" office:value="-28.663375" calcext:value-type="float">
            <text:p>-28,663375</text:p>
          </table:table-cell>
          <table:table-cell table:number-columns-repeated="2"/>
          <table:table-cell office:value-type="float" office:value="-0.388985" calcext:value-type="float">
            <text:p>-0,388985</text:p>
          </table:table-cell>
        </table:table-row>
        <table:table-row table:style-name="ro1">
          <table:table-cell office:value-type="float" office:value="14.32795" calcext:value-type="float">
            <text:p>14,32795</text:p>
          </table:table-cell>
          <table:table-cell office:value-type="float" office:value="-29.060596" calcext:value-type="float">
            <text:p>-29,060596</text:p>
          </table:table-cell>
          <table:table-cell table:number-columns-repeated="2"/>
          <table:table-cell office:value-type="float" office:value="1.611015" calcext:value-type="float">
            <text:p>1,611015</text:p>
          </table:table-cell>
        </table:table-row>
        <table:table-row table:style-name="ro1">
          <table:table-cell office:value-type="float" office:value="14.288406" calcext:value-type="float">
            <text:p>14,288406</text:p>
          </table:table-cell>
          <table:table-cell office:value-type="float" office:value="-29.436124" calcext:value-type="float">
            <text:p>-29,436124</text:p>
          </table:table-cell>
          <table:table-cell table:number-columns-repeated="2"/>
          <table:table-cell office:value-type="float" office:value="3.611015" calcext:value-type="float">
            <text:p>3,611015</text:p>
          </table:table-cell>
        </table:table-row>
        <table:table-row table:style-name="ro1">
          <table:table-cell office:value-type="float" office:value="14.220455" calcext:value-type="float">
            <text:p>14,220455</text:p>
          </table:table-cell>
          <table:table-cell office:value-type="float" office:value="-29.763411" calcext:value-type="float">
            <text:p>-29,763411</text:p>
          </table:table-cell>
          <table:table-cell table:number-columns-repeated="2"/>
          <table:table-cell office:value-type="float" office:value="5.611015" calcext:value-type="float">
            <text:p>5,611015</text:p>
          </table:table-cell>
        </table:table-row>
        <table:table-row table:style-name="ro1">
          <table:table-cell office:value-type="float" office:value="14.127182" calcext:value-type="float">
            <text:p>14,127182</text:p>
          </table:table-cell>
          <table:table-cell office:value-type="float" office:value="-30.016795" calcext:value-type="float">
            <text:p>-30,016795</text:p>
          </table:table-cell>
          <table:table-cell table:number-columns-repeated="2"/>
          <table:table-cell office:value-type="float" office:value="7.611015" calcext:value-type="float">
            <text:p>7,611015</text:p>
          </table:table-cell>
        </table:table-row>
        <table:table-row table:style-name="ro1">
          <table:table-cell office:value-type="float" office:value="14.012956" calcext:value-type="float">
            <text:p>14,012956</text:p>
          </table:table-cell>
          <table:table-cell office:value-type="float" office:value="-30.17215" calcext:value-type="float">
            <text:p>-30,17215</text:p>
          </table:table-cell>
          <table:table-cell table:number-columns-repeated="2"/>
          <table:table-cell office:value-type="float" office:value="9.611015" calcext:value-type="float">
            <text:p>9,611015</text:p>
          </table:table-cell>
        </table:table-row>
        <table:table-row table:style-name="ro1">
          <table:table-cell office:value-type="float" office:value="13.883363" calcext:value-type="float">
            <text:p>13,883363</text:p>
          </table:table-cell>
          <table:table-cell office:value-type="float" office:value="-30.207737" calcext:value-type="float">
            <text:p>-30,207737</text:p>
          </table:table-cell>
          <table:table-cell table:number-columns-repeated="2"/>
          <table:table-cell office:value-type="float" office:value="11.611015" calcext:value-type="float">
            <text:p>11,611015</text:p>
          </table:table-cell>
        </table:table-row>
        <table:table-row table:style-name="ro1">
          <table:table-cell office:value-type="float" office:value="13.788371" calcext:value-type="float">
            <text:p>13,788371</text:p>
          </table:table-cell>
          <table:table-cell office:value-type="float" office:value="-30.001079" calcext:value-type="float">
            <text:p>-30,001079</text:p>
          </table:table-cell>
          <table:table-cell table:number-columns-repeated="2"/>
          <table:table-cell office:value-type="float" office:value="12.611015" calcext:value-type="float">
            <text:p>12,611015</text:p>
          </table:table-cell>
        </table:table-row>
        <table:table-row table:style-name="ro1">
          <table:table-cell office:value-type="float" office:value="13.69928" calcext:value-type="float">
            <text:p>13,69928</text:p>
          </table:table-cell>
          <table:table-cell office:value-type="float" office:value="-29.702513" calcext:value-type="float">
            <text:p>-29,702513</text:p>
          </table:table-cell>
          <table:table-cell table:number-columns-repeated="2"/>
          <table:table-cell office:value-type="float" office:value="13.611015" calcext:value-type="float">
            <text:p>13,611015</text:p>
          </table:table-cell>
        </table:table-row>
        <table:table-row table:style-name="ro1">
          <table:table-cell office:value-type="float" office:value="13.650793" calcext:value-type="float">
            <text:p>13,650793</text:p>
          </table:table-cell>
          <table:table-cell office:value-type="float" office:value="-29.288643" calcext:value-type="float">
            <text:p>-29,288643</text:p>
          </table:table-cell>
          <table:table-cell table:number-columns-repeated="2"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.58827" calcext:value-type="float">
            <text:p>13,58827</text:p>
          </table:table-cell>
          <table:table-cell office:value-type="float" office:value="-28.837146" calcext:value-type="float">
            <text:p>-28,837146</text:p>
          </table:table-cell>
          <table:table-cell table:number-columns-repeated="2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.624525" calcext:value-type="float">
            <text:p>13,624525</text:p>
          </table:table-cell>
          <table:table-cell office:value-type="float" office:value="-28.358773" calcext:value-type="float">
            <text:p>-28,358773</text:p>
          </table:table-cell>
          <table:table-cell table:number-columns-repeated="2"/>
          <table:table-cell office:value-type="float" office:value="14.388985" calcext:value-type="float">
            <text:p>14,388985</text:p>
          </table:table-cell>
        </table:table-row>
        <table:table-row table:style-name="ro1">
          <table:table-cell office:value-type="float" office:value="13.667306" calcext:value-type="float">
            <text:p>13,667306</text:p>
          </table:table-cell>
          <table:table-cell office:value-type="float" office:value="-27.91943" calcext:value-type="float">
            <text:p>-27,91943</text:p>
          </table:table-cell>
          <table:table-cell table:number-columns-repeated="2"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.75285" calcext:value-type="float">
            <text:p>13,75285</text:p>
          </table:table-cell>
          <table:table-cell office:value-type="float" office:value="-27.585469" calcext:value-type="float">
            <text:p>-27,585469</text:p>
          </table:table-cell>
          <table:table-cell table:number-columns-repeated="2"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.846124" calcext:value-type="float">
            <text:p>13,846124</text:p>
          </table:table-cell>
          <table:table-cell office:value-type="float" office:value="-27.343259" calcext:value-type="float">
            <text:p>-27,343259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.964147" calcext:value-type="float">
            <text:p>13,964147</text:p>
          </table:table-cell>
          <table:table-cell office:value-type="float" office:value="-27.280309" calcext:value-type="float">
            <text:p>-27,280309</text:p>
          </table:table-cell>
          <table:table-cell table:number-columns-repeated="2"/>
          <table:table-cell office:value-type="float" office:value="10.388985" calcext:value-type="float">
            <text:p>10,388985</text:p>
          </table:table-cell>
        </table:table-row>
        <table:table-row table:style-name="ro1">
          <table:table-cell office:value-type="float" office:value="14.085069" calcext:value-type="float">
            <text:p>14,085069</text:p>
          </table:table-cell>
          <table:table-cell office:value-type="float" office:value="-27.39166" calcext:value-type="float">
            <text:p>-27,39166</text:p>
          </table:table-cell>
          <table:table-cell table:number-columns-repeated="2"/>
          <table:table-cell office:value-type="float" office:value="8.388985" calcext:value-type="float">
            <text:p>8,388985</text:p>
          </table:table-cell>
        </table:table-row>
        <table:table-row table:style-name="ro1">
          <table:table-cell office:value-type="float" office:value="14.187063" calcext:value-type="float">
            <text:p>14,187063</text:p>
          </table:table-cell>
          <table:table-cell office:value-type="float" office:value="-27.609805" calcext:value-type="float">
            <text:p>-27,609805</text:p>
          </table:table-cell>
          <table:table-cell table:number-columns-repeated="2"/>
          <table:table-cell office:value-type="float" office:value="6.388985" calcext:value-type="float">
            <text:p>6,388985</text:p>
          </table:table-cell>
        </table:table-row>
        <table:table-row table:style-name="ro1">
          <table:table-cell office:value-type="float" office:value="14.265277" calcext:value-type="float">
            <text:p>14,265277</text:p>
          </table:table-cell>
          <table:table-cell office:value-type="float" office:value="-27.911428" calcext:value-type="float">
            <text:p>-27,911428</text:p>
          </table:table-cell>
          <table:table-cell table:number-columns-repeated="2"/>
          <table:table-cell office:value-type="float" office:value="4.388985" calcext:value-type="float">
            <text:p>4,388985</text:p>
          </table:table-cell>
        </table:table-row>
        <table:table-row table:style-name="ro1">
          <table:table-cell office:value-type="float" office:value="14.316124" calcext:value-type="float">
            <text:p>14,316124</text:p>
          </table:table-cell>
          <table:table-cell office:value-type="float" office:value="-28.271376" calcext:value-type="float">
            <text:p>-28,271376</text:p>
          </table:table-cell>
          <table:table-cell table:number-columns-repeated="2"/>
          <table:table-cell office:value-type="float" office:value="2.388985" calcext:value-type="float">
            <text:p>2,388985</text:p>
          </table:table-cell>
        </table:table-row>
        <table:table-row table:style-name="ro1">
          <table:table-cell office:value-type="float" office:value="14.337327" calcext:value-type="float">
            <text:p>14,337327</text:p>
          </table:table-cell>
          <table:table-cell office:value-type="float" office:value="-28.663375" calcext:value-type="float">
            <text:p>-28,663375</text:p>
          </table:table-cell>
          <table:table-cell table:number-columns-repeated="2"/>
          <table:table-cell office:value-type="float" office:value="0.388985" calcext:value-type="float">
            <text:p>0,388985</text:p>
          </table:table-cell>
        </table:table-row>
        <table:table-row table:style-name="ro1">
          <table:table-cell office:value-type="float" office:value="14.32795" calcext:value-type="float">
            <text:p>14,32795</text:p>
          </table:table-cell>
          <table:table-cell office:value-type="float" office:value="-29.060596" calcext:value-type="float">
            <text:p>-29,060596</text:p>
          </table:table-cell>
          <table:table-cell table:number-columns-repeated="2"/>
          <table:table-cell office:value-type="float" office:value="-1.611015" calcext:value-type="float">
            <text:p>-1,611015</text:p>
          </table:table-cell>
        </table:table-row>
        <table:table-row table:style-name="ro1">
          <table:table-cell office:value-type="float" office:value="14.288406" calcext:value-type="float">
            <text:p>14,288406</text:p>
          </table:table-cell>
          <table:table-cell office:value-type="float" office:value="-29.436124" calcext:value-type="float">
            <text:p>-29,436124</text:p>
          </table:table-cell>
          <table:table-cell table:number-columns-repeated="2"/>
          <table:table-cell office:value-type="float" office:value="-3.611015" calcext:value-type="float">
            <text:p>-3,611015</text:p>
          </table:table-cell>
        </table:table-row>
        <table:table-row table:style-name="ro1">
          <table:table-cell office:value-type="float" office:value="14.220455" calcext:value-type="float">
            <text:p>14,220455</text:p>
          </table:table-cell>
          <table:table-cell office:value-type="float" office:value="-29.763411" calcext:value-type="float">
            <text:p>-29,763411</text:p>
          </table:table-cell>
          <table:table-cell table:number-columns-repeated="2"/>
          <table:table-cell office:value-type="float" office:value="-5.611015" calcext:value-type="float">
            <text:p>-5,611015</text:p>
          </table:table-cell>
        </table:table-row>
        <table:table-row table:style-name="ro1">
          <table:table-cell office:value-type="float" office:value="14.127182" calcext:value-type="float">
            <text:p>14,127182</text:p>
          </table:table-cell>
          <table:table-cell office:value-type="float" office:value="-30.016795" calcext:value-type="float">
            <text:p>-30,016795</text:p>
          </table:table-cell>
          <table:table-cell table:number-columns-repeated="2"/>
          <table:table-cell office:value-type="float" office:value="-7.611015" calcext:value-type="float">
            <text:p>-7,611015</text:p>
          </table:table-cell>
        </table:table-row>
        <table:table-row table:style-name="ro1">
          <table:table-cell office:value-type="float" office:value="14.012956" calcext:value-type="float">
            <text:p>14,012956</text:p>
          </table:table-cell>
          <table:table-cell office:value-type="float" office:value="-30.17215" calcext:value-type="float">
            <text:p>-30,17215</text:p>
          </table:table-cell>
          <table:table-cell table:number-columns-repeated="2"/>
          <table:table-cell office:value-type="float" office:value="-9.611015" calcext:value-type="float">
            <text:p>-9,611015</text:p>
          </table:table-cell>
        </table:table-row>
        <table:table-row table:style-name="ro1">
          <table:table-cell office:value-type="float" office:value="13.883363" calcext:value-type="float">
            <text:p>13,883363</text:p>
          </table:table-cell>
          <table:table-cell office:value-type="float" office:value="-30.207737" calcext:value-type="float">
            <text:p>-30,207737</text:p>
          </table:table-cell>
          <table:table-cell table:number-columns-repeated="2"/>
          <table:table-cell office:value-type="float" office:value="-11.611015" calcext:value-type="float">
            <text:p>-11,611015</text:p>
          </table:table-cell>
        </table:table-row>
        <table:table-row table:style-name="ro1">
          <table:table-cell office:value-type="float" office:value="13.788371" calcext:value-type="float">
            <text:p>13,788371</text:p>
          </table:table-cell>
          <table:table-cell office:value-type="float" office:value="-30.001079" calcext:value-type="float">
            <text:p>-30,001079</text:p>
          </table:table-cell>
          <table:table-cell table:number-columns-repeated="2"/>
          <table:table-cell office:value-type="float" office:value="-12.611015" calcext:value-type="float">
            <text:p>-12,611015</text:p>
          </table:table-cell>
        </table:table-row>
        <table:table-row table:style-name="ro1">
          <table:table-cell office:value-type="float" office:value="13.69928" calcext:value-type="float">
            <text:p>13,69928</text:p>
          </table:table-cell>
          <table:table-cell office:value-type="float" office:value="-29.702513" calcext:value-type="float">
            <text:p>-29,702513</text:p>
          </table:table-cell>
          <table:table-cell table:number-columns-repeated="2"/>
          <table:table-cell office:value-type="float" office:value="-13.611015" calcext:value-type="float">
            <text:p>-13,611015</text:p>
          </table:table-cell>
        </table:table-row>
        <table:table-row table:style-name="ro1">
          <table:table-cell office:value-type="float" office:value="13.650793" calcext:value-type="float">
            <text:p>13,650793</text:p>
          </table:table-cell>
          <table:table-cell office:value-type="float" office:value="-29.288643" calcext:value-type="float">
            <text:p>-29,288643</text:p>
          </table:table-cell>
          <table:table-cell table:number-columns-repeated="2"/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13.58827" calcext:value-type="float">
            <text:p>13,58827</text:p>
          </table:table-cell>
          <table:table-cell office:value-type="float" office:value="-28.837146" calcext:value-type="float">
            <text:p>-28,837146</text:p>
          </table:table-cell>
          <table:table-cell table:number-columns-repeated="2"/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13.624525" calcext:value-type="float">
            <text:p>13,624525</text:p>
          </table:table-cell>
          <table:table-cell office:value-type="float" office:value="-28.358773" calcext:value-type="float">
            <text:p>-28,358773</text:p>
          </table:table-cell>
          <table:table-cell table:number-columns-repeated="2"/>
          <table:table-cell office:value-type="float" office:value="-14.388985" calcext:value-type="float">
            <text:p>-14,388985</text:p>
          </table:table-cell>
        </table:table-row>
        <table:table-row table:style-name="ro1">
          <table:table-cell office:value-type="float" office:value="13.667306" calcext:value-type="float">
            <text:p>13,667306</text:p>
          </table:table-cell>
          <table:table-cell office:value-type="float" office:value="-27.91943" calcext:value-type="float">
            <text:p>-27,91943</text:p>
          </table:table-cell>
          <table:table-cell table:number-columns-repeated="2"/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13.75285" calcext:value-type="float">
            <text:p>13,75285</text:p>
          </table:table-cell>
          <table:table-cell office:value-type="float" office:value="-27.585469" calcext:value-type="float">
            <text:p>-27,585469</text:p>
          </table:table-cell>
          <table:table-cell table:number-columns-repeated="2"/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13.846124" calcext:value-type="float">
            <text:p>13,846124</text:p>
          </table:table-cell>
          <table:table-cell office:value-type="float" office:value="-27.343259" calcext:value-type="float">
            <text:p>-27,343259</text:p>
          </table:table-cell>
          <table:table-cell table:number-columns-repeated="2"/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13.964147" calcext:value-type="float">
            <text:p>13,964147</text:p>
          </table:table-cell>
          <table:table-cell office:value-type="float" office:value="-27.280309" calcext:value-type="float">
            <text:p>-27,280309</text:p>
          </table:table-cell>
          <table:table-cell table:number-columns-repeated="2"/>
          <table:table-cell office:value-type="float" office:value="-10.388985" calcext:value-type="float">
            <text:p>-10,388985</text:p>
          </table:table-cell>
        </table:table-row>
        <table:table-row table:style-name="ro1">
          <table:table-cell office:value-type="float" office:value="14.085069" calcext:value-type="float">
            <text:p>14,085069</text:p>
          </table:table-cell>
          <table:table-cell office:value-type="float" office:value="-27.39166" calcext:value-type="float">
            <text:p>-27,39166</text:p>
          </table:table-cell>
          <table:table-cell table:number-columns-repeated="2"/>
          <table:table-cell office:value-type="float" office:value="-8.388985" calcext:value-type="float">
            <text:p>-8,388985</text:p>
          </table:table-cell>
        </table:table-row>
        <table:table-row table:style-name="ro1">
          <table:table-cell office:value-type="float" office:value="14.187063" calcext:value-type="float">
            <text:p>14,187063</text:p>
          </table:table-cell>
          <table:table-cell office:value-type="float" office:value="-27.609805" calcext:value-type="float">
            <text:p>-27,609805</text:p>
          </table:table-cell>
          <table:table-cell table:number-columns-repeated="2"/>
          <table:table-cell office:value-type="float" office:value="-6.388985" calcext:value-type="float">
            <text:p>-6,388985</text:p>
          </table:table-cell>
        </table:table-row>
        <table:table-row table:style-name="ro1">
          <table:table-cell office:value-type="float" office:value="14.265277" calcext:value-type="float">
            <text:p>14,265277</text:p>
          </table:table-cell>
          <table:table-cell office:value-type="float" office:value="-27.911428" calcext:value-type="float">
            <text:p>-27,911428</text:p>
          </table:table-cell>
          <table:table-cell table:number-columns-repeated="2"/>
          <table:table-cell office:value-type="float" office:value="-4.388985" calcext:value-type="float">
            <text:p>-4,388985</text:p>
          </table:table-cell>
        </table:table-row>
        <table:table-row table:style-name="ro1">
          <table:table-cell office:value-type="float" office:value="14.316124" calcext:value-type="float">
            <text:p>14,316124</text:p>
          </table:table-cell>
          <table:table-cell office:value-type="float" office:value="-28.271376" calcext:value-type="float">
            <text:p>-28,271376</text:p>
          </table:table-cell>
          <table:table-cell table:number-columns-repeated="2"/>
          <table:table-cell office:value-type="float" office:value="-2.388985" calcext:value-type="float">
            <text:p>-2,388985</text:p>
          </table:table-cell>
        </table:table-row>
        <table:table-row table:style-name="ro1">
          <table:table-cell office:value-type="float" office:value="14.337327" calcext:value-type="float">
            <text:p>14,337327</text:p>
          </table:table-cell>
          <table:table-cell office:value-type="float" office:value="-28.663375" calcext:value-type="float">
            <text:p>-28,663375</text:p>
          </table:table-cell>
          <table:table-cell table:number-columns-repeated="2"/>
          <table:table-cell office:value-type="float" office:value="-0.388985" calcext:value-type="float">
            <text:p>-0,388985</text:p>
          </table:table-cell>
        </table:table-row>
        <table:table-row table:style-name="ro1">
          <table:table-cell office:value-type="float" office:value="14.32795" calcext:value-type="float">
            <text:p>14,32795</text:p>
          </table:table-cell>
          <table:table-cell office:value-type="float" office:value="-29.060596" calcext:value-type="float">
            <text:p>-29,060596</text:p>
          </table:table-cell>
          <table:table-cell table:number-columns-repeated="2"/>
          <table:table-cell office:value-type="float" office:value="1.611015" calcext:value-type="float">
            <text:p>1,611015</text:p>
          </table:table-cell>
        </table:table-row>
        <table:table-row table:style-name="ro1">
          <table:table-cell office:value-type="float" office:value="14.288406" calcext:value-type="float">
            <text:p>14,288406</text:p>
          </table:table-cell>
          <table:table-cell office:value-type="float" office:value="-29.436124" calcext:value-type="float">
            <text:p>-29,436124</text:p>
          </table:table-cell>
          <table:table-cell table:number-columns-repeated="2"/>
          <table:table-cell office:value-type="float" office:value="3.611015" calcext:value-type="float">
            <text:p>3,611015</text:p>
          </table:table-cell>
        </table:table-row>
        <table:table-row table:style-name="ro1">
          <table:table-cell office:value-type="float" office:value="14.220455" calcext:value-type="float">
            <text:p>14,220455</text:p>
          </table:table-cell>
          <table:table-cell office:value-type="float" office:value="-29.763411" calcext:value-type="float">
            <text:p>-29,763411</text:p>
          </table:table-cell>
          <table:table-cell table:number-columns-repeated="2"/>
          <table:table-cell office:value-type="float" office:value="5.611015" calcext:value-type="float">
            <text:p>5,611015</text:p>
          </table:table-cell>
        </table:table-row>
        <table:table-row table:style-name="ro1">
          <table:table-cell office:value-type="float" office:value="14.127182" calcext:value-type="float">
            <text:p>14,127182</text:p>
          </table:table-cell>
          <table:table-cell office:value-type="float" office:value="-30.016795" calcext:value-type="float">
            <text:p>-30,016795</text:p>
          </table:table-cell>
          <table:table-cell table:number-columns-repeated="2"/>
          <table:table-cell office:value-type="float" office:value="7.611015" calcext:value-type="float">
            <text:p>7,611015</text:p>
          </table:table-cell>
        </table:table-row>
        <table:table-row table:style-name="ro1">
          <table:table-cell office:value-type="float" office:value="14.012956" calcext:value-type="float">
            <text:p>14,012956</text:p>
          </table:table-cell>
          <table:table-cell office:value-type="float" office:value="-30.17215" calcext:value-type="float">
            <text:p>-30,17215</text:p>
          </table:table-cell>
          <table:table-cell table:number-columns-repeated="2"/>
          <table:table-cell office:value-type="float" office:value="9.611015" calcext:value-type="float">
            <text:p>9,611015</text:p>
          </table:table-cell>
        </table:table-row>
        <table:table-row table:style-name="ro1">
          <table:table-cell office:value-type="float" office:value="13.883363" calcext:value-type="float">
            <text:p>13,883363</text:p>
          </table:table-cell>
          <table:table-cell office:value-type="float" office:value="-30.207737" calcext:value-type="float">
            <text:p>-30,207737</text:p>
          </table:table-cell>
          <table:table-cell table:number-columns-repeated="2"/>
          <table:table-cell office:value-type="float" office:value="11.611015" calcext:value-type="float">
            <text:p>11,611015</text:p>
          </table:table-cell>
        </table:table-row>
        <table:table-row table:style-name="ro1">
          <table:table-cell office:value-type="float" office:value="13.788371" calcext:value-type="float">
            <text:p>13,788371</text:p>
          </table:table-cell>
          <table:table-cell office:value-type="float" office:value="-30.001079" calcext:value-type="float">
            <text:p>-30,001079</text:p>
          </table:table-cell>
          <table:table-cell table:number-columns-repeated="2"/>
          <table:table-cell office:value-type="float" office:value="12.611015" calcext:value-type="float">
            <text:p>12,611015</text:p>
          </table:table-cell>
        </table:table-row>
        <table:table-row table:style-name="ro1">
          <table:table-cell office:value-type="float" office:value="13.69928" calcext:value-type="float">
            <text:p>13,69928</text:p>
          </table:table-cell>
          <table:table-cell office:value-type="float" office:value="-29.702513" calcext:value-type="float">
            <text:p>-29,702513</text:p>
          </table:table-cell>
          <table:table-cell table:number-columns-repeated="2"/>
          <table:table-cell office:value-type="float" office:value="13.611015" calcext:value-type="float">
            <text:p>13,611015</text:p>
          </table:table-cell>
        </table:table-row>
        <table:table-row table:style-name="ro1">
          <table:table-cell office:value-type="float" office:value="13.650793" calcext:value-type="float">
            <text:p>13,650793</text:p>
          </table:table-cell>
          <table:table-cell office:value-type="float" office:value="-29.288643" calcext:value-type="float">
            <text:p>-29,288643</text:p>
          </table:table-cell>
          <table:table-cell table:number-columns-repeated="2"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.58827" calcext:value-type="float">
            <text:p>13,58827</text:p>
          </table:table-cell>
          <table:table-cell office:value-type="float" office:value="-28.837146" calcext:value-type="float">
            <text:p>-28,837146</text:p>
          </table:table-cell>
          <table:table-cell table:number-columns-repeated="2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.624525" calcext:value-type="float">
            <text:p>13,624525</text:p>
          </table:table-cell>
          <table:table-cell office:value-type="float" office:value="-28.358773" calcext:value-type="float">
            <text:p>-28,358773</text:p>
          </table:table-cell>
          <table:table-cell table:number-columns-repeated="2"/>
          <table:table-cell office:value-type="float" office:value="14.388985" calcext:value-type="float">
            <text:p>14,388985</text:p>
          </table:table-cell>
        </table:table-row>
        <table:table-row table:style-name="ro1">
          <table:table-cell office:value-type="float" office:value="13.667306" calcext:value-type="float">
            <text:p>13,667306</text:p>
          </table:table-cell>
          <table:table-cell office:value-type="float" office:value="-27.91943" calcext:value-type="float">
            <text:p>-27,91943</text:p>
          </table:table-cell>
          <table:table-cell table:number-columns-repeated="2"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.75285" calcext:value-type="float">
            <text:p>13,75285</text:p>
          </table:table-cell>
          <table:table-cell office:value-type="float" office:value="-27.585469" calcext:value-type="float">
            <text:p>-27,585469</text:p>
          </table:table-cell>
          <table:table-cell table:number-columns-repeated="2"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.846124" calcext:value-type="float">
            <text:p>13,846124</text:p>
          </table:table-cell>
          <table:table-cell office:value-type="float" office:value="-27.343259" calcext:value-type="float">
            <text:p>-27,343259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.964147" calcext:value-type="float">
            <text:p>13,964147</text:p>
          </table:table-cell>
          <table:table-cell office:value-type="float" office:value="-27.280309" calcext:value-type="float">
            <text:p>-27,280309</text:p>
          </table:table-cell>
          <table:table-cell table:number-columns-repeated="2"/>
          <table:table-cell office:value-type="float" office:value="10.388985" calcext:value-type="float">
            <text:p>10,388985</text:p>
          </table:table-cell>
        </table:table-row>
        <table:table-row table:style-name="ro1">
          <table:table-cell office:value-type="float" office:value="14.085069" calcext:value-type="float">
            <text:p>14,085069</text:p>
          </table:table-cell>
          <table:table-cell office:value-type="float" office:value="-27.39166" calcext:value-type="float">
            <text:p>-27,39166</text:p>
          </table:table-cell>
          <table:table-cell table:number-columns-repeated="2"/>
          <table:table-cell office:value-type="float" office:value="8.388985" calcext:value-type="float">
            <text:p>8,388985</text:p>
          </table:table-cell>
        </table:table-row>
        <table:table-row table:style-name="ro1">
          <table:table-cell office:value-type="float" office:value="14.187063" calcext:value-type="float">
            <text:p>14,187063</text:p>
          </table:table-cell>
          <table:table-cell office:value-type="float" office:value="-27.609805" calcext:value-type="float">
            <text:p>-27,609805</text:p>
          </table:table-cell>
          <table:table-cell table:number-columns-repeated="2"/>
          <table:table-cell office:value-type="float" office:value="6.388985" calcext:value-type="float">
            <text:p>6,388985</text:p>
          </table:table-cell>
        </table:table-row>
        <table:table-row table:style-name="ro1">
          <table:table-cell office:value-type="float" office:value="14.265277" calcext:value-type="float">
            <text:p>14,265277</text:p>
          </table:table-cell>
          <table:table-cell office:value-type="float" office:value="-27.911428" calcext:value-type="float">
            <text:p>-27,911428</text:p>
          </table:table-cell>
          <table:table-cell table:number-columns-repeated="2"/>
          <table:table-cell office:value-type="float" office:value="4.388985" calcext:value-type="float">
            <text:p>4,388985</text:p>
          </table:table-cell>
        </table:table-row>
        <table:table-row table:style-name="ro1">
          <table:table-cell office:value-type="float" office:value="14.316124" calcext:value-type="float">
            <text:p>14,316124</text:p>
          </table:table-cell>
          <table:table-cell office:value-type="float" office:value="-28.271376" calcext:value-type="float">
            <text:p>-28,271376</text:p>
          </table:table-cell>
          <table:table-cell table:number-columns-repeated="2"/>
          <table:table-cell office:value-type="float" office:value="2.388985" calcext:value-type="float">
            <text:p>2,388985</text:p>
          </table:table-cell>
        </table:table-row>
        <table:table-row table:style-name="ro1">
          <table:table-cell office:value-type="float" office:value="14.337327" calcext:value-type="float">
            <text:p>14,337327</text:p>
          </table:table-cell>
          <table:table-cell office:value-type="float" office:value="-28.663375" calcext:value-type="float">
            <text:p>-28,663375</text:p>
          </table:table-cell>
          <table:table-cell table:number-columns-repeated="2"/>
          <table:table-cell office:value-type="float" office:value="0.388985" calcext:value-type="float">
            <text:p>0,388985</text:p>
          </table:table-cell>
        </table:table-row>
        <table:table-row table:style-name="ro1">
          <table:table-cell office:value-type="float" office:value="14.32795" calcext:value-type="float">
            <text:p>14,32795</text:p>
          </table:table-cell>
          <table:table-cell office:value-type="float" office:value="-29.060596" calcext:value-type="float">
            <text:p>-29,060596</text:p>
          </table:table-cell>
          <table:table-cell table:number-columns-repeated="2"/>
          <table:table-cell office:value-type="float" office:value="-1.611015" calcext:value-type="float">
            <text:p>-1,611015</text:p>
          </table:table-cell>
        </table:table-row>
        <table:table-row table:style-name="ro1">
          <table:table-cell office:value-type="float" office:value="14.288406" calcext:value-type="float">
            <text:p>14,288406</text:p>
          </table:table-cell>
          <table:table-cell office:value-type="float" office:value="-29.436124" calcext:value-type="float">
            <text:p>-29,436124</text:p>
          </table:table-cell>
          <table:table-cell table:number-columns-repeated="2"/>
          <table:table-cell office:value-type="float" office:value="-3.611015" calcext:value-type="float">
            <text:p>-3,611015</text:p>
          </table:table-cell>
        </table:table-row>
        <table:table-row table:style-name="ro1">
          <table:table-cell office:value-type="float" office:value="14.220455" calcext:value-type="float">
            <text:p>14,220455</text:p>
          </table:table-cell>
          <table:table-cell office:value-type="float" office:value="-29.763411" calcext:value-type="float">
            <text:p>-29,763411</text:p>
          </table:table-cell>
          <table:table-cell table:number-columns-repeated="2"/>
          <table:table-cell office:value-type="float" office:value="-5.611015" calcext:value-type="float">
            <text:p>-5,611015</text:p>
          </table:table-cell>
        </table:table-row>
        <table:table-row table:style-name="ro1">
          <table:table-cell office:value-type="float" office:value="14.127182" calcext:value-type="float">
            <text:p>14,127182</text:p>
          </table:table-cell>
          <table:table-cell office:value-type="float" office:value="-30.016795" calcext:value-type="float">
            <text:p>-30,016795</text:p>
          </table:table-cell>
          <table:table-cell table:number-columns-repeated="2"/>
          <table:table-cell office:value-type="float" office:value="-7.611015" calcext:value-type="float">
            <text:p>-7,611015</text:p>
          </table:table-cell>
        </table:table-row>
        <table:table-row table:style-name="ro1">
          <table:table-cell office:value-type="float" office:value="14.012956" calcext:value-type="float">
            <text:p>14,012956</text:p>
          </table:table-cell>
          <table:table-cell office:value-type="float" office:value="-30.17215" calcext:value-type="float">
            <text:p>-30,17215</text:p>
          </table:table-cell>
          <table:table-cell table:number-columns-repeated="2"/>
          <table:table-cell office:value-type="float" office:value="-9.611015" calcext:value-type="float">
            <text:p>-9,611015</text:p>
          </table:table-cell>
        </table:table-row>
        <table:table-row table:style-name="ro1">
          <table:table-cell office:value-type="float" office:value="13.883363" calcext:value-type="float">
            <text:p>13,883363</text:p>
          </table:table-cell>
          <table:table-cell office:value-type="float" office:value="-30.207737" calcext:value-type="float">
            <text:p>-30,207737</text:p>
          </table:table-cell>
          <table:table-cell table:number-columns-repeated="2"/>
          <table:table-cell office:value-type="float" office:value="-11.611015" calcext:value-type="float">
            <text:p>-11,611015</text:p>
          </table:table-cell>
        </table:table-row>
        <table:table-row table:style-name="ro1">
          <table:table-cell office:value-type="float" office:value="13.788371" calcext:value-type="float">
            <text:p>13,788371</text:p>
          </table:table-cell>
          <table:table-cell office:value-type="float" office:value="-30.001079" calcext:value-type="float">
            <text:p>-30,001079</text:p>
          </table:table-cell>
          <table:table-cell table:number-columns-repeated="2"/>
          <table:table-cell office:value-type="float" office:value="-12.611015" calcext:value-type="float">
            <text:p>-12,611015</text:p>
          </table:table-cell>
        </table:table-row>
        <table:table-row table:style-name="ro1">
          <table:table-cell office:value-type="float" office:value="13.69928" calcext:value-type="float">
            <text:p>13,69928</text:p>
          </table:table-cell>
          <table:table-cell office:value-type="float" office:value="-29.702513" calcext:value-type="float">
            <text:p>-29,702513</text:p>
          </table:table-cell>
          <table:table-cell table:number-columns-repeated="2"/>
          <table:table-cell office:value-type="float" office:value="-13.611015" calcext:value-type="float">
            <text:p>-13,611015</text:p>
          </table:table-cell>
        </table:table-row>
        <table:table-row table:style-name="ro1">
          <table:table-cell office:value-type="float" office:value="13.650793" calcext:value-type="float">
            <text:p>13,650793</text:p>
          </table:table-cell>
          <table:table-cell office:value-type="float" office:value="-29.288643" calcext:value-type="float">
            <text:p>-29,288643</text:p>
          </table:table-cell>
          <table:table-cell table:number-columns-repeated="2"/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13.58827" calcext:value-type="float">
            <text:p>13,58827</text:p>
          </table:table-cell>
          <table:table-cell office:value-type="float" office:value="-28.837146" calcext:value-type="float">
            <text:p>-28,837146</text:p>
          </table:table-cell>
          <table:table-cell table:number-columns-repeated="2"/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13.624525" calcext:value-type="float">
            <text:p>13,624525</text:p>
          </table:table-cell>
          <table:table-cell office:value-type="float" office:value="-28.358773" calcext:value-type="float">
            <text:p>-28,358773</text:p>
          </table:table-cell>
          <table:table-cell table:number-columns-repeated="2"/>
          <table:table-cell office:value-type="float" office:value="-14.388985" calcext:value-type="float">
            <text:p>-14,388985</text:p>
          </table:table-cell>
        </table:table-row>
        <table:table-row table:style-name="ro1">
          <table:table-cell office:value-type="float" office:value="13.667306" calcext:value-type="float">
            <text:p>13,667306</text:p>
          </table:table-cell>
          <table:table-cell office:value-type="float" office:value="-27.91943" calcext:value-type="float">
            <text:p>-27,91943</text:p>
          </table:table-cell>
          <table:table-cell table:number-columns-repeated="2"/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13.75285" calcext:value-type="float">
            <text:p>13,75285</text:p>
          </table:table-cell>
          <table:table-cell office:value-type="float" office:value="-27.585469" calcext:value-type="float">
            <text:p>-27,585469</text:p>
          </table:table-cell>
          <table:table-cell table:number-columns-repeated="2"/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13.846124" calcext:value-type="float">
            <text:p>13,846124</text:p>
          </table:table-cell>
          <table:table-cell office:value-type="float" office:value="-27.343259" calcext:value-type="float">
            <text:p>-27,343259</text:p>
          </table:table-cell>
          <table:table-cell table:number-columns-repeated="2"/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13.964147" calcext:value-type="float">
            <text:p>13,964147</text:p>
          </table:table-cell>
          <table:table-cell office:value-type="float" office:value="-27.280309" calcext:value-type="float">
            <text:p>-27,280309</text:p>
          </table:table-cell>
          <table:table-cell table:number-columns-repeated="2"/>
          <table:table-cell office:value-type="float" office:value="-10.388985" calcext:value-type="float">
            <text:p>-10,388985</text:p>
          </table:table-cell>
        </table:table-row>
        <table:table-row table:style-name="ro1">
          <table:table-cell office:value-type="float" office:value="14.085069" calcext:value-type="float">
            <text:p>14,085069</text:p>
          </table:table-cell>
          <table:table-cell office:value-type="float" office:value="-27.39166" calcext:value-type="float">
            <text:p>-27,39166</text:p>
          </table:table-cell>
          <table:table-cell table:number-columns-repeated="2"/>
          <table:table-cell office:value-type="float" office:value="-8.388985" calcext:value-type="float">
            <text:p>-8,388985</text:p>
          </table:table-cell>
        </table:table-row>
        <table:table-row table:style-name="ro1">
          <table:table-cell office:value-type="float" office:value="14.187063" calcext:value-type="float">
            <text:p>14,187063</text:p>
          </table:table-cell>
          <table:table-cell office:value-type="float" office:value="-27.609805" calcext:value-type="float">
            <text:p>-27,609805</text:p>
          </table:table-cell>
          <table:table-cell table:number-columns-repeated="2"/>
          <table:table-cell office:value-type="float" office:value="-6.388985" calcext:value-type="float">
            <text:p>-6,388985</text:p>
          </table:table-cell>
        </table:table-row>
        <table:table-row table:style-name="ro1">
          <table:table-cell office:value-type="float" office:value="14.265277" calcext:value-type="float">
            <text:p>14,265277</text:p>
          </table:table-cell>
          <table:table-cell office:value-type="float" office:value="-27.911428" calcext:value-type="float">
            <text:p>-27,911428</text:p>
          </table:table-cell>
          <table:table-cell table:number-columns-repeated="2"/>
          <table:table-cell office:value-type="float" office:value="-4.388985" calcext:value-type="float">
            <text:p>-4,388985</text:p>
          </table:table-cell>
        </table:table-row>
        <table:table-row table:style-name="ro1">
          <table:table-cell office:value-type="float" office:value="14.316124" calcext:value-type="float">
            <text:p>14,316124</text:p>
          </table:table-cell>
          <table:table-cell office:value-type="float" office:value="-28.271376" calcext:value-type="float">
            <text:p>-28,271376</text:p>
          </table:table-cell>
          <table:table-cell table:number-columns-repeated="2"/>
          <table:table-cell office:value-type="float" office:value="-2.388985" calcext:value-type="float">
            <text:p>-2,388985</text:p>
          </table:table-cell>
        </table:table-row>
        <table:table-row table:style-name="ro1">
          <table:table-cell office:value-type="float" office:value="14.337327" calcext:value-type="float">
            <text:p>14,337327</text:p>
          </table:table-cell>
          <table:table-cell office:value-type="float" office:value="-28.663375" calcext:value-type="float">
            <text:p>-28,663375</text:p>
          </table:table-cell>
          <table:table-cell table:number-columns-repeated="2"/>
          <table:table-cell office:value-type="float" office:value="-0.388985" calcext:value-type="float">
            <text:p>-0,388985</text:p>
          </table:table-cell>
        </table:table-row>
        <table:table-row table:style-name="ro1">
          <table:table-cell office:value-type="float" office:value="14.32795" calcext:value-type="float">
            <text:p>14,32795</text:p>
          </table:table-cell>
          <table:table-cell office:value-type="float" office:value="-29.060596" calcext:value-type="float">
            <text:p>-29,060596</text:p>
          </table:table-cell>
          <table:table-cell table:number-columns-repeated="2"/>
          <table:table-cell office:value-type="float" office:value="1.611015" calcext:value-type="float">
            <text:p>1,611015</text:p>
          </table:table-cell>
        </table:table-row>
        <table:table-row table:style-name="ro1">
          <table:table-cell office:value-type="float" office:value="14.288406" calcext:value-type="float">
            <text:p>14,288406</text:p>
          </table:table-cell>
          <table:table-cell office:value-type="float" office:value="-29.436124" calcext:value-type="float">
            <text:p>-29,436124</text:p>
          </table:table-cell>
          <table:table-cell table:number-columns-repeated="2"/>
          <table:table-cell office:value-type="float" office:value="3.611015" calcext:value-type="float">
            <text:p>3,611015</text:p>
          </table:table-cell>
        </table:table-row>
        <table:table-row table:style-name="ro1">
          <table:table-cell office:value-type="float" office:value="14.220455" calcext:value-type="float">
            <text:p>14,220455</text:p>
          </table:table-cell>
          <table:table-cell office:value-type="float" office:value="-29.763411" calcext:value-type="float">
            <text:p>-29,763411</text:p>
          </table:table-cell>
          <table:table-cell table:number-columns-repeated="2"/>
          <table:table-cell office:value-type="float" office:value="5.611015" calcext:value-type="float">
            <text:p>5,611015</text:p>
          </table:table-cell>
        </table:table-row>
        <table:table-row table:style-name="ro1">
          <table:table-cell office:value-type="float" office:value="14.127182" calcext:value-type="float">
            <text:p>14,127182</text:p>
          </table:table-cell>
          <table:table-cell office:value-type="float" office:value="-30.016795" calcext:value-type="float">
            <text:p>-30,016795</text:p>
          </table:table-cell>
          <table:table-cell table:number-columns-repeated="2"/>
          <table:table-cell office:value-type="float" office:value="7.611015" calcext:value-type="float">
            <text:p>7,611015</text:p>
          </table:table-cell>
        </table:table-row>
        <table:table-row table:style-name="ro1">
          <table:table-cell office:value-type="float" office:value="14.012956" calcext:value-type="float">
            <text:p>14,012956</text:p>
          </table:table-cell>
          <table:table-cell office:value-type="float" office:value="-30.17215" calcext:value-type="float">
            <text:p>-30,17215</text:p>
          </table:table-cell>
          <table:table-cell table:number-columns-repeated="2"/>
          <table:table-cell office:value-type="float" office:value="9.611015" calcext:value-type="float">
            <text:p>9,611015</text:p>
          </table:table-cell>
        </table:table-row>
        <table:table-row table:style-name="ro1">
          <table:table-cell office:value-type="float" office:value="13.883363" calcext:value-type="float">
            <text:p>13,883363</text:p>
          </table:table-cell>
          <table:table-cell office:value-type="float" office:value="-30.207737" calcext:value-type="float">
            <text:p>-30,207737</text:p>
          </table:table-cell>
          <table:table-cell table:number-columns-repeated="2"/>
          <table:table-cell office:value-type="float" office:value="11.611015" calcext:value-type="float">
            <text:p>11,611015</text:p>
          </table:table-cell>
        </table:table-row>
        <table:table-row table:style-name="ro1">
          <table:table-cell office:value-type="float" office:value="13.788371" calcext:value-type="float">
            <text:p>13,788371</text:p>
          </table:table-cell>
          <table:table-cell office:value-type="float" office:value="-30.001079" calcext:value-type="float">
            <text:p>-30,001079</text:p>
          </table:table-cell>
          <table:table-cell table:number-columns-repeated="2"/>
          <table:table-cell office:value-type="float" office:value="12.611015" calcext:value-type="float">
            <text:p>12,611015</text:p>
          </table:table-cell>
        </table:table-row>
        <table:table-row table:style-name="ro1">
          <table:table-cell office:value-type="float" office:value="13.69928" calcext:value-type="float">
            <text:p>13,69928</text:p>
          </table:table-cell>
          <table:table-cell office:value-type="float" office:value="-29.702513" calcext:value-type="float">
            <text:p>-29,702513</text:p>
          </table:table-cell>
          <table:table-cell table:number-columns-repeated="2"/>
          <table:table-cell office:value-type="float" office:value="13.611015" calcext:value-type="float">
            <text:p>13,611015</text:p>
          </table:table-cell>
        </table:table-row>
        <table:table-row table:style-name="ro1">
          <table:table-cell office:value-type="float" office:value="13.650793" calcext:value-type="float">
            <text:p>13,650793</text:p>
          </table:table-cell>
          <table:table-cell office:value-type="float" office:value="-29.288643" calcext:value-type="float">
            <text:p>-29,288643</text:p>
          </table:table-cell>
          <table:table-cell table:number-columns-repeated="2"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.58827" calcext:value-type="float">
            <text:p>13,58827</text:p>
          </table:table-cell>
          <table:table-cell office:value-type="float" office:value="-28.837146" calcext:value-type="float">
            <text:p>-28,837146</text:p>
          </table:table-cell>
          <table:table-cell table:number-columns-repeated="2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.624525" calcext:value-type="float">
            <text:p>13,624525</text:p>
          </table:table-cell>
          <table:table-cell office:value-type="float" office:value="-28.358773" calcext:value-type="float">
            <text:p>-28,358773</text:p>
          </table:table-cell>
          <table:table-cell table:number-columns-repeated="2"/>
          <table:table-cell office:value-type="float" office:value="14.388985" calcext:value-type="float">
            <text:p>14,388985</text:p>
          </table:table-cell>
        </table:table-row>
        <table:table-row table:style-name="ro1">
          <table:table-cell office:value-type="float" office:value="13.667306" calcext:value-type="float">
            <text:p>13,667306</text:p>
          </table:table-cell>
          <table:table-cell office:value-type="float" office:value="-27.91943" calcext:value-type="float">
            <text:p>-27,91943</text:p>
          </table:table-cell>
          <table:table-cell table:number-columns-repeated="2"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.75285" calcext:value-type="float">
            <text:p>13,75285</text:p>
          </table:table-cell>
          <table:table-cell office:value-type="float" office:value="-27.585469" calcext:value-type="float">
            <text:p>-27,585469</text:p>
          </table:table-cell>
          <table:table-cell table:number-columns-repeated="2"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.846124" calcext:value-type="float">
            <text:p>13,846124</text:p>
          </table:table-cell>
          <table:table-cell office:value-type="float" office:value="-27.343259" calcext:value-type="float">
            <text:p>-27,343259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.964147" calcext:value-type="float">
            <text:p>13,964147</text:p>
          </table:table-cell>
          <table:table-cell office:value-type="float" office:value="-27.280309" calcext:value-type="float">
            <text:p>-27,280309</text:p>
          </table:table-cell>
          <table:table-cell table:number-columns-repeated="2"/>
          <table:table-cell office:value-type="float" office:value="10.388985" calcext:value-type="float">
            <text:p>10,388985</text:p>
          </table:table-cell>
        </table:table-row>
        <table:table-row table:style-name="ro1">
          <table:table-cell office:value-type="float" office:value="14.085069" calcext:value-type="float">
            <text:p>14,085069</text:p>
          </table:table-cell>
          <table:table-cell office:value-type="float" office:value="-27.39166" calcext:value-type="float">
            <text:p>-27,39166</text:p>
          </table:table-cell>
          <table:table-cell table:number-columns-repeated="2"/>
          <table:table-cell office:value-type="float" office:value="8.388985" calcext:value-type="float">
            <text:p>8,388985</text:p>
          </table:table-cell>
        </table:table-row>
        <table:table-row table:style-name="ro1">
          <table:table-cell office:value-type="float" office:value="14.187063" calcext:value-type="float">
            <text:p>14,187063</text:p>
          </table:table-cell>
          <table:table-cell office:value-type="float" office:value="-27.609805" calcext:value-type="float">
            <text:p>-27,609805</text:p>
          </table:table-cell>
          <table:table-cell table:number-columns-repeated="2"/>
          <table:table-cell office:value-type="float" office:value="6.388985" calcext:value-type="float">
            <text:p>6,388985</text:p>
          </table:table-cell>
        </table:table-row>
        <table:table-row table:style-name="ro1">
          <table:table-cell office:value-type="float" office:value="14.265277" calcext:value-type="float">
            <text:p>14,265277</text:p>
          </table:table-cell>
          <table:table-cell office:value-type="float" office:value="-27.911428" calcext:value-type="float">
            <text:p>-27,911428</text:p>
          </table:table-cell>
          <table:table-cell table:number-columns-repeated="2"/>
          <table:table-cell office:value-type="float" office:value="4.388985" calcext:value-type="float">
            <text:p>4,388985</text:p>
          </table:table-cell>
        </table:table-row>
        <table:table-row table:style-name="ro1">
          <table:table-cell office:value-type="float" office:value="14.316124" calcext:value-type="float">
            <text:p>14,316124</text:p>
          </table:table-cell>
          <table:table-cell office:value-type="float" office:value="-28.271376" calcext:value-type="float">
            <text:p>-28,271376</text:p>
          </table:table-cell>
          <table:table-cell table:number-columns-repeated="2"/>
          <table:table-cell office:value-type="float" office:value="2.388985" calcext:value-type="float">
            <text:p>2,388985</text:p>
          </table:table-cell>
        </table:table-row>
        <table:table-row table:style-name="ro1">
          <table:table-cell office:value-type="float" office:value="14.337327" calcext:value-type="float">
            <text:p>14,337327</text:p>
          </table:table-cell>
          <table:table-cell office:value-type="float" office:value="-28.663375" calcext:value-type="float">
            <text:p>-28,663375</text:p>
          </table:table-cell>
          <table:table-cell table:number-columns-repeated="2"/>
          <table:table-cell office:value-type="float" office:value="0.388985" calcext:value-type="float">
            <text:p>0,388985</text:p>
          </table:table-cell>
        </table:table-row>
        <table:table-row table:style-name="ro1">
          <table:table-cell office:value-type="float" office:value="14.32795" calcext:value-type="float">
            <text:p>14,32795</text:p>
          </table:table-cell>
          <table:table-cell office:value-type="float" office:value="-29.060596" calcext:value-type="float">
            <text:p>-29,060596</text:p>
          </table:table-cell>
          <table:table-cell table:number-columns-repeated="2"/>
          <table:table-cell office:value-type="float" office:value="-1.611015" calcext:value-type="float">
            <text:p>-1,611015</text:p>
          </table:table-cell>
        </table:table-row>
        <table:table-row table:style-name="ro1">
          <table:table-cell office:value-type="float" office:value="14.288406" calcext:value-type="float">
            <text:p>14,288406</text:p>
          </table:table-cell>
          <table:table-cell office:value-type="float" office:value="-29.436124" calcext:value-type="float">
            <text:p>-29,436124</text:p>
          </table:table-cell>
          <table:table-cell table:number-columns-repeated="2"/>
          <table:table-cell office:value-type="float" office:value="-3.611015" calcext:value-type="float">
            <text:p>-3,611015</text:p>
          </table:table-cell>
        </table:table-row>
        <table:table-row table:style-name="ro1">
          <table:table-cell office:value-type="float" office:value="14.220455" calcext:value-type="float">
            <text:p>14,220455</text:p>
          </table:table-cell>
          <table:table-cell office:value-type="float" office:value="-29.763411" calcext:value-type="float">
            <text:p>-29,763411</text:p>
          </table:table-cell>
          <table:table-cell table:number-columns-repeated="2"/>
          <table:table-cell office:value-type="float" office:value="-5.611015" calcext:value-type="float">
            <text:p>-5,611015</text:p>
          </table:table-cell>
        </table:table-row>
        <table:table-row table:style-name="ro1">
          <table:table-cell office:value-type="float" office:value="14.127182" calcext:value-type="float">
            <text:p>14,127182</text:p>
          </table:table-cell>
          <table:table-cell office:value-type="float" office:value="-30.016795" calcext:value-type="float">
            <text:p>-30,016795</text:p>
          </table:table-cell>
          <table:table-cell table:number-columns-repeated="2"/>
          <table:table-cell office:value-type="float" office:value="-7.611015" calcext:value-type="float">
            <text:p>-7,611015</text:p>
          </table:table-cell>
        </table:table-row>
        <table:table-row table:style-name="ro1">
          <table:table-cell office:value-type="float" office:value="14.012956" calcext:value-type="float">
            <text:p>14,012956</text:p>
          </table:table-cell>
          <table:table-cell office:value-type="float" office:value="-30.17215" calcext:value-type="float">
            <text:p>-30,17215</text:p>
          </table:table-cell>
          <table:table-cell table:number-columns-repeated="2"/>
          <table:table-cell office:value-type="float" office:value="-9.611015" calcext:value-type="float">
            <text:p>-9,611015</text:p>
          </table:table-cell>
        </table:table-row>
        <table:table-row table:style-name="ro1">
          <table:table-cell office:value-type="float" office:value="13.883363" calcext:value-type="float">
            <text:p>13,883363</text:p>
          </table:table-cell>
          <table:table-cell office:value-type="float" office:value="-30.207737" calcext:value-type="float">
            <text:p>-30,207737</text:p>
          </table:table-cell>
          <table:table-cell table:number-columns-repeated="2"/>
          <table:table-cell office:value-type="float" office:value="-11.611015" calcext:value-type="float">
            <text:p>-11,611015</text:p>
          </table:table-cell>
        </table:table-row>
        <table:table-row table:style-name="ro1">
          <table:table-cell office:value-type="float" office:value="13.788371" calcext:value-type="float">
            <text:p>13,788371</text:p>
          </table:table-cell>
          <table:table-cell office:value-type="float" office:value="-30.001079" calcext:value-type="float">
            <text:p>-30,001079</text:p>
          </table:table-cell>
          <table:table-cell table:number-columns-repeated="2"/>
          <table:table-cell office:value-type="float" office:value="-12.611015" calcext:value-type="float">
            <text:p>-12,611015</text:p>
          </table:table-cell>
        </table:table-row>
        <table:table-row table:style-name="ro1">
          <table:table-cell office:value-type="float" office:value="13.69928" calcext:value-type="float">
            <text:p>13,69928</text:p>
          </table:table-cell>
          <table:table-cell office:value-type="float" office:value="-29.702513" calcext:value-type="float">
            <text:p>-29,702513</text:p>
          </table:table-cell>
          <table:table-cell table:number-columns-repeated="2"/>
          <table:table-cell office:value-type="float" office:value="-13.611015" calcext:value-type="float">
            <text:p>-13,611015</text:p>
          </table:table-cell>
        </table:table-row>
        <table:table-row table:style-name="ro1">
          <table:table-cell office:value-type="float" office:value="13.650793" calcext:value-type="float">
            <text:p>13,650793</text:p>
          </table:table-cell>
          <table:table-cell office:value-type="float" office:value="-29.288643" calcext:value-type="float">
            <text:p>-29,288643</text:p>
          </table:table-cell>
          <table:table-cell table:number-columns-repeated="2"/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13.58827" calcext:value-type="float">
            <text:p>13,58827</text:p>
          </table:table-cell>
          <table:table-cell office:value-type="float" office:value="-28.837146" calcext:value-type="float">
            <text:p>-28,837146</text:p>
          </table:table-cell>
          <table:table-cell table:number-columns-repeated="2"/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13.624525" calcext:value-type="float">
            <text:p>13,624525</text:p>
          </table:table-cell>
          <table:table-cell office:value-type="float" office:value="-28.358773" calcext:value-type="float">
            <text:p>-28,358773</text:p>
          </table:table-cell>
          <table:table-cell table:number-columns-repeated="2"/>
          <table:table-cell office:value-type="float" office:value="-14.388985" calcext:value-type="float">
            <text:p>-14,388985</text:p>
          </table:table-cell>
        </table:table-row>
        <table:table-row table:style-name="ro1">
          <table:table-cell office:value-type="float" office:value="13.667306" calcext:value-type="float">
            <text:p>13,667306</text:p>
          </table:table-cell>
          <table:table-cell office:value-type="float" office:value="-27.91943" calcext:value-type="float">
            <text:p>-27,91943</text:p>
          </table:table-cell>
          <table:table-cell table:number-columns-repeated="2"/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13.75285" calcext:value-type="float">
            <text:p>13,75285</text:p>
          </table:table-cell>
          <table:table-cell office:value-type="float" office:value="-27.585469" calcext:value-type="float">
            <text:p>-27,585469</text:p>
          </table:table-cell>
          <table:table-cell table:number-columns-repeated="2"/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13.846124" calcext:value-type="float">
            <text:p>13,846124</text:p>
          </table:table-cell>
          <table:table-cell office:value-type="float" office:value="-27.343259" calcext:value-type="float">
            <text:p>-27,343259</text:p>
          </table:table-cell>
          <table:table-cell table:number-columns-repeated="2"/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13.964147" calcext:value-type="float">
            <text:p>13,964147</text:p>
          </table:table-cell>
          <table:table-cell office:value-type="float" office:value="-27.280309" calcext:value-type="float">
            <text:p>-27,280309</text:p>
          </table:table-cell>
          <table:table-cell table:number-columns-repeated="2"/>
          <table:table-cell office:value-type="float" office:value="-10.388985" calcext:value-type="float">
            <text:p>-10,388985</text:p>
          </table:table-cell>
        </table:table-row>
        <table:table-row table:style-name="ro1">
          <table:table-cell office:value-type="float" office:value="14.085069" calcext:value-type="float">
            <text:p>14,085069</text:p>
          </table:table-cell>
          <table:table-cell office:value-type="float" office:value="-27.39166" calcext:value-type="float">
            <text:p>-27,39166</text:p>
          </table:table-cell>
          <table:table-cell table:number-columns-repeated="2"/>
          <table:table-cell office:value-type="float" office:value="-8.388985" calcext:value-type="float">
            <text:p>-8,388985</text:p>
          </table:table-cell>
        </table:table-row>
        <table:table-row table:style-name="ro1">
          <table:table-cell office:value-type="float" office:value="14.187063" calcext:value-type="float">
            <text:p>14,187063</text:p>
          </table:table-cell>
          <table:table-cell office:value-type="float" office:value="-27.609805" calcext:value-type="float">
            <text:p>-27,609805</text:p>
          </table:table-cell>
          <table:table-cell table:number-columns-repeated="2"/>
          <table:table-cell office:value-type="float" office:value="-6.388985" calcext:value-type="float">
            <text:p>-6,388985</text:p>
          </table:table-cell>
        </table:table-row>
        <table:table-row table:style-name="ro1">
          <table:table-cell office:value-type="float" office:value="14.265277" calcext:value-type="float">
            <text:p>14,265277</text:p>
          </table:table-cell>
          <table:table-cell office:value-type="float" office:value="-27.911428" calcext:value-type="float">
            <text:p>-27,911428</text:p>
          </table:table-cell>
          <table:table-cell table:number-columns-repeated="2"/>
          <table:table-cell office:value-type="float" office:value="-4.388985" calcext:value-type="float">
            <text:p>-4,388985</text:p>
          </table:table-cell>
        </table:table-row>
        <table:table-row table:style-name="ro1">
          <table:table-cell office:value-type="float" office:value="14.316124" calcext:value-type="float">
            <text:p>14,316124</text:p>
          </table:table-cell>
          <table:table-cell office:value-type="float" office:value="-28.271376" calcext:value-type="float">
            <text:p>-28,271376</text:p>
          </table:table-cell>
          <table:table-cell table:number-columns-repeated="2"/>
          <table:table-cell office:value-type="float" office:value="-2.388985" calcext:value-type="float">
            <text:p>-2,388985</text:p>
          </table:table-cell>
        </table:table-row>
        <table:table-row table:style-name="ro1">
          <table:table-cell office:value-type="float" office:value="14.337327" calcext:value-type="float">
            <text:p>14,337327</text:p>
          </table:table-cell>
          <table:table-cell office:value-type="float" office:value="-28.663375" calcext:value-type="float">
            <text:p>-28,663375</text:p>
          </table:table-cell>
          <table:table-cell table:number-columns-repeated="2"/>
          <table:table-cell office:value-type="float" office:value="-0.388985" calcext:value-type="float">
            <text:p>-0,388985</text:p>
          </table:table-cell>
        </table:table-row>
        <table:table-row table:style-name="ro1">
          <table:table-cell office:value-type="float" office:value="14.32795" calcext:value-type="float">
            <text:p>14,32795</text:p>
          </table:table-cell>
          <table:table-cell office:value-type="float" office:value="-29.060596" calcext:value-type="float">
            <text:p>-29,060596</text:p>
          </table:table-cell>
          <table:table-cell table:number-columns-repeated="2"/>
          <table:table-cell office:value-type="float" office:value="1.611015" calcext:value-type="float">
            <text:p>1,611015</text:p>
          </table:table-cell>
        </table:table-row>
        <table:table-row table:style-name="ro1">
          <table:table-cell office:value-type="float" office:value="14.288406" calcext:value-type="float">
            <text:p>14,288406</text:p>
          </table:table-cell>
          <table:table-cell office:value-type="float" office:value="-29.436124" calcext:value-type="float">
            <text:p>-29,436124</text:p>
          </table:table-cell>
          <table:table-cell table:number-columns-repeated="2"/>
          <table:table-cell office:value-type="float" office:value="3.611015" calcext:value-type="float">
            <text:p>3,611015</text:p>
          </table:table-cell>
        </table:table-row>
        <table:table-row table:style-name="ro1">
          <table:table-cell office:value-type="float" office:value="14.220455" calcext:value-type="float">
            <text:p>14,220455</text:p>
          </table:table-cell>
          <table:table-cell office:value-type="float" office:value="-29.763411" calcext:value-type="float">
            <text:p>-29,763411</text:p>
          </table:table-cell>
          <table:table-cell table:number-columns-repeated="2"/>
          <table:table-cell office:value-type="float" office:value="5.611015" calcext:value-type="float">
            <text:p>5,611015</text:p>
          </table:table-cell>
        </table:table-row>
        <table:table-row table:style-name="ro1">
          <table:table-cell office:value-type="float" office:value="14.127182" calcext:value-type="float">
            <text:p>14,127182</text:p>
          </table:table-cell>
          <table:table-cell office:value-type="float" office:value="-30.016795" calcext:value-type="float">
            <text:p>-30,016795</text:p>
          </table:table-cell>
          <table:table-cell table:number-columns-repeated="2"/>
          <table:table-cell office:value-type="float" office:value="7.611015" calcext:value-type="float">
            <text:p>7,611015</text:p>
          </table:table-cell>
        </table:table-row>
        <table:table-row table:style-name="ro1">
          <table:table-cell office:value-type="float" office:value="14.012956" calcext:value-type="float">
            <text:p>14,012956</text:p>
          </table:table-cell>
          <table:table-cell office:value-type="float" office:value="-30.17215" calcext:value-type="float">
            <text:p>-30,17215</text:p>
          </table:table-cell>
          <table:table-cell table:number-columns-repeated="2"/>
          <table:table-cell office:value-type="float" office:value="9.611015" calcext:value-type="float">
            <text:p>9,611015</text:p>
          </table:table-cell>
        </table:table-row>
        <table:table-row table:style-name="ro1">
          <table:table-cell office:value-type="float" office:value="13.883363" calcext:value-type="float">
            <text:p>13,883363</text:p>
          </table:table-cell>
          <table:table-cell office:value-type="float" office:value="-30.207737" calcext:value-type="float">
            <text:p>-30,207737</text:p>
          </table:table-cell>
          <table:table-cell table:number-columns-repeated="2"/>
          <table:table-cell office:value-type="float" office:value="11.611015" calcext:value-type="float">
            <text:p>11,6110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12T13:22:55.551128160</dc:date>
    <meta:editing-duration>PT1H49M30S</meta:editing-duration>
    <meta:editing-cycles>2</meta:editing-cycles>
    <meta:generator>LibreOffice/6.1.6.3$Linux_X86_64 LibreOffice_project/10$Build-3</meta:generator>
    <meta:document-statistic meta:table-count="1" meta:cell-count="723" meta:object-count="2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73cm" svg:height="5.062cm" xlink:href=".." xlink:type="simple" chart:class="chart:line" chart:style-name="ch1">
        <chart:legend chart:legend-position="end" svg:x="15.46cm" svg:y="2.232cm" style:legend-expansion="high" chart:style-name="ch2"/>
        <chart:plot-area chart:style-name="ch3" table:cell-range-address="ia_file.B4:ia_file.B242" chart:data-source-has-labels="row" svg:x="1.365cm" svg:y="0.101cm" svg:width="13.741cm" svg:height="3.879cm">
          <chartooo:coordinate-region svg:x="2.092cm" svg:y="0.301cm" svg:width="13.014cm" svg:height="3.48cm"/>
          <chart:axis chart:dimension="x" chart:name="primary-x" chart:style-name="ch4">
            <chart:title svg:x="7.159cm" svg:y="4.081cm" chart:style-name="ch5">
              <text:p>N° échantillon</text:p>
            </chart:title>
          </chart:axis>
          <chart:axis chart:dimension="y" chart:name="primary-y" chart:style-name="ch4">
            <chart:title svg:x="0.451cm" svg:y="2.772cm" chart:style-name="ch6">
              <text:p>Arg (deg)</text:p>
            </chart:title>
            <chart:grid chart:style-name="ch7" chart:class="major"/>
          </chart:axis>
          <chart:series chart:style-name="ch8" chart:values-cell-range-address="ia_file.B4:ia_file.B242" loext:label-string="phase" chart:class="chart:line">
            <chart:data-point chart:repeated="23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has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ia_file.B4:ia_file.B2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.563527">
                <text:p>13.5635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.294599">
                <text:p>18.2945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.765439">
                <text:p>22.7654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.149693">
                <text:p>27.1496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.300963">
                <text:p>31.3009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.250849">
                <text:p>35.2508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.812595">
                <text:p>38.8125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.847137">
                <text:p>41.8471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.309321">
                <text:p>44.3093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6.119583">
                <text:p>46.1195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7.173766">
                <text:p>47.1737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7.35622">
                <text:p>47.356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6.564805">
                <text:p>46.5648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.755235">
                <text:p>44.7552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.003202">
                <text:p>42.0032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8.559268">
                <text:p>38.5592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.846219">
                <text:p>34.8462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1.364975">
                <text:p>31.3649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.741063">
                <text:p>28.7410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.055072">
                <text:p>27.0550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.312866">
                <text:p>26.3128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.368549">
                <text:p>26.3685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.060673">
                <text:p>27.0606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.222545">
                <text:p>28.2225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.665929">
                <text:p>29.6659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.276934">
                <text:p>31.2769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.878382">
                <text:p>32.8783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4.320404">
                <text:p>34.3204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5.520875">
                <text:p>35.5208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6.40729">
                <text:p>36.407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6.917382">
                <text:p>36.9173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7.003584">
                <text:p>37.0035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6.641175">
                <text:p>36.6411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.839071">
                <text:p>35.8390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.65044">
                <text:p>34.650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3.178248">
                <text:p>33.1782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.570254">
                <text:p>31.57025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.001079">
                <text:p>30.00107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8.741063">
                <text:p>28.7410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29.702513">
                <text:p>-29.7025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29.288643">
                <text:p>-29.2886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8.837146">
                <text:p>-28.8371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28.358773">
                <text:p>-28.3587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27.91943">
                <text:p>-27.9194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27.585469">
                <text:p>-27.58546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27.343259">
                <text:p>-27.3432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27.280309">
                <text:p>-27.2803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27.39166">
                <text:p>-27.391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27.609805">
                <text:p>-27.6098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27.911428">
                <text:p>-27.9114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28.271376">
                <text:p>-28.2713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28.663375">
                <text:p>-28.6633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29.060596">
                <text:p>-29.0605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29.436124">
                <text:p>-29.43612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29.763411">
                <text:p>-29.7634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30.016795">
                <text:p>-30.0167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30.17215">
                <text:p>-30.172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30.207737">
                <text:p>-30.2077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30.001079">
                <text:p>-30.00107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29.702513">
                <text:p>-29.7025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29.288643">
                <text:p>-29.28864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28.837146">
                <text:p>-28.83714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28.358773">
                <text:p>-28.35877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27.91943">
                <text:p>-27.9194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27.585469">
                <text:p>-27.58546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27.343259">
                <text:p>-27.34325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27.280309">
                <text:p>-27.28030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27.39166">
                <text:p>-27.3916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27.609805">
                <text:p>-27.6098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27.911428">
                <text:p>-27.9114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8.271376">
                <text:p>-28.27137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8.663375">
                <text:p>-28.6633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9.060596">
                <text:p>-29.0605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9.436124">
                <text:p>-29.4361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9.763411">
                <text:p>-29.76341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30.016795">
                <text:p>-30.01679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30.17215">
                <text:p>-30.172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30.207737">
                <text:p>-30.20773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30.001079">
                <text:p>-30.00107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9.702513">
                <text:p>-29.70251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29.288643">
                <text:p>-29.28864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28.837146">
                <text:p>-28.83714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28.358773">
                <text:p>-28.35877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27.91943">
                <text:p>-27.9194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27.585469">
                <text:p>-27.58546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27.343259">
                <text:p>-27.34325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27.280309">
                <text:p>-27.28030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27.39166">
                <text:p>-27.3916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27.609805">
                <text:p>-27.6098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27.911428">
                <text:p>-27.91142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28.271376">
                <text:p>-28.27137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28.663375">
                <text:p>-28.6633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29.060596">
                <text:p>-29.0605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29.436124">
                <text:p>-29.43612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29.763411">
                <text:p>-29.76341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30.016795">
                <text:p>-30.01679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0.17215">
                <text:p>-30.172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30.207737">
                <text:p>-30.20773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30.001079">
                <text:p>-30.00107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29.702513">
                <text:p>-29.70251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29.288643">
                <text:p>-29.28864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28.837146">
                <text:p>-28.83714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28.358773">
                <text:p>-28.35877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27.91943">
                <text:p>-27.9194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27.585469">
                <text:p>-27.58546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27.343259">
                <text:p>-27.34325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27.280309">
                <text:p>-27.28030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27.39166">
                <text:p>-27.3916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27.609805">
                <text:p>-27.60980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27.911428">
                <text:p>-27.91142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28.271376">
                <text:p>-28.27137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28.663375">
                <text:p>-28.6633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29.060596">
                <text:p>-29.06059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29.436124">
                <text:p>-29.43612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29.763411">
                <text:p>-29.76341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30.016795">
                <text:p>-30.01679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30.17215">
                <text:p>-30.172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30.207737">
                <text:p>-30.20773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30.001079">
                <text:p>-30.00107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29.702513">
                <text:p>-29.70251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29.288643">
                <text:p>-29.28864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28.837146">
                <text:p>-28.83714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28.358773">
                <text:p>-28.35877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27.91943">
                <text:p>-27.9194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27.585469">
                <text:p>-27.58546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27.343259">
                <text:p>-27.34325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27.280309">
                <text:p>-27.28030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27.39166">
                <text:p>-27.3916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27.609805">
                <text:p>-27.60980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27.911428">
                <text:p>-27.91142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28.271376">
                <text:p>-28.27137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28.663375">
                <text:p>-28.66337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29.060596">
                <text:p>-29.06059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29.436124">
                <text:p>-29.43612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29.763411">
                <text:p>-29.76341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30.016795">
                <text:p>-30.01679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30.17215">
                <text:p>-30.1721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30.207737">
                <text:p>-30.20773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30.001079">
                <text:p>-30.00107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29.702513">
                <text:p>-29.70251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29.288643">
                <text:p>-29.28864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28.837146">
                <text:p>-28.83714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28.358773">
                <text:p>-28.35877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27.91943">
                <text:p>-27.9194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27.585469">
                <text:p>-27.58546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27.343259">
                <text:p>-27.34325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27.280309">
                <text:p>-27.28030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27.39166">
                <text:p>-27.3916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27.609805">
                <text:p>-27.60980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27.911428">
                <text:p>-27.91142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28.271376">
                <text:p>-28.27137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28.663375">
                <text:p>-28.66337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29.060596">
                <text:p>-29.06059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29.436124">
                <text:p>-29.43612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29.763411">
                <text:p>-29.76341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30.016795">
                <text:p>-30.01679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30.17215">
                <text:p>-30.1721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30.207737">
                <text:p>-30.20773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30.001079">
                <text:p>-30.00107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29.702513">
                <text:p>-29.70251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29.288643">
                <text:p>-29.28864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28.837146">
                <text:p>-28.83714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28.358773">
                <text:p>-28.35877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27.91943">
                <text:p>-27.9194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27.585469">
                <text:p>-27.58546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27.343259">
                <text:p>-27.34325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27.280309">
                <text:p>-27.28030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27.39166">
                <text:p>-27.3916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27.609805">
                <text:p>-27.60980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27.911428">
                <text:p>-27.91142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28.271376">
                <text:p>-28.27137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28.663375">
                <text:p>-28.66337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29.060596">
                <text:p>-29.06059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29.436124">
                <text:p>-29.43612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29.763411">
                <text:p>-29.76341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30.016795">
                <text:p>-30.01679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30.17215">
                <text:p>-30.1721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30.207737">
                <text:p>-30.20773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30.001079">
                <text:p>-30.00107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29.702513">
                <text:p>-29.70251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29.288643">
                <text:p>-29.28864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28.837146">
                <text:p>-28.83714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28.358773">
                <text:p>-28.35877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27.91943">
                <text:p>-27.9194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27.585469">
                <text:p>-27.58546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27.343259">
                <text:p>-27.34325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27.280309">
                <text:p>-27.28030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27.39166">
                <text:p>-27.3916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27.609805">
                <text:p>-27.60980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27.911428">
                <text:p>-27.91142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28.271376">
                <text:p>-28.27137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28.663375">
                <text:p>-28.66337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29.060596">
                <text:p>-29.06059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29.436124">
                <text:p>-29.43612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29.763411">
                <text:p>-29.76341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30.016795">
                <text:p>-30.01679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30.17215">
                <text:p>-30.1721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30.207737">
                <text:p>-30.20773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30.001079">
                <text:p>-30.00107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29.702513">
                <text:p>-29.70251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29.288643">
                <text:p>-29.28864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28.837146">
                <text:p>-28.83714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28.358773">
                <text:p>-28.35877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27.91943">
                <text:p>-27.9194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27.585469">
                <text:p>-27.58546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27.343259">
                <text:p>-27.34325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27.280309">
                <text:p>-27.28030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27.39166">
                <text:p>-27.3916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27.609805">
                <text:p>-27.60980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27.911428">
                <text:p>-27.91142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28.271376">
                <text:p>-28.27137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28.663375">
                <text:p>-28.66337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29.060596">
                <text:p>-29.06059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29.436124">
                <text:p>-29.43612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29.763411">
                <text:p>-29.76341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30.016795">
                <text:p>-30.01679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30.17215">
                <text:p>-30.1721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30.207737">
                <text:p>-30.20773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30.001079">
                <text:p>-30.00107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29.702513">
                <text:p>-29.70251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29.288643">
                <text:p>-29.28864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28.837146">
                <text:p>-28.83714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28.358773">
                <text:p>-28.35877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27.91943">
                <text:p>-27.9194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27.585469">
                <text:p>-27.58546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27.343259">
                <text:p>-27.34325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27.280309">
                <text:p>-27.28030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27.39166">
                <text:p>-27.3916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27.609805">
                <text:p>-27.60980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27.911428">
                <text:p>-27.91142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28.271376">
                <text:p>-28.27137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28.663375">
                <text:p>-28.66337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29.060596">
                <text:p>-29.06059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29.436124">
                <text:p>-29.43612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29.763411">
                <text:p>-29.76341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30.016795">
                <text:p>-30.01679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30.17215">
                <text:p>-30.1721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30.207737">
                <text:p>-30.2077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974cm" svg:height="7cm" xlink:href=".." xlink:type="simple" chart:class="chart:line" chart:style-name="ch1">
        <chart:subtitle svg:x="7.753cm" svg:y="0.14cm" chart:style-name="ch2">
          <text:p>Amplitude (A)</text:p>
        </chart:subtitle>
        <chart:legend chart:legend-position="end" svg:x="13.349cm" svg:y="2.952cm" style:legend-expansion="high" chart:style-name="ch3"/>
        <chart:plot-area chart:style-name="ch4" table:cell-range-address="ia_file.E3:ia_file.E242 ia_file.A3:ia_file.A242" chart:data-source-has-labels="row" svg:x="1.37cm" svg:y="0.963cm" svg:width="11.62cm" svg:height="4.916cm">
          <chartooo:coordinate-region svg:x="2.097cm" svg:y="1.135cm" svg:width="10.893cm" svg:height="4.518cm"/>
          <chart:axis chart:dimension="x" chart:name="primary-x" chart:style-name="ch5">
            <chart:title svg:x="6.025cm" svg:y="6.019cm" chart:style-name="ch6">
              <text:p>N° échantillons</text:p>
            </chart:title>
          </chart:axis>
          <chart:axis chart:dimension="y" chart:name="primary-y" chart:style-name="ch5">
            <chart:title svg:x="0.451cm" svg:y="4.457cm" chart:style-name="ch7">
              <text:p>Amplitude (A)</text:p>
            </chart:title>
            <chart:grid chart:style-name="ch8" chart:class="major"/>
          </chart:axis>
          <chart:series chart:style-name="ch9" chart:values-cell-range-address="ia_file.E3:ia_file.E242" loext:label-string="signal_échantillonnée" chart:class="chart:line">
            <chart:data-point chart:repeated="240"/>
          </chart:series>
          <chart:series chart:style-name="ch10" chart:values-cell-range-address="ia_file.A3:ia_file.A242" loext:label-string="magnitude" chart:class="chart:line">
            <chart:data-point chart:repeated="2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gnal_échantillonnée</text:p>
              </table:table-cell>
              <table:table-cell office:value-type="string">
                <text:p>magnitud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">
                <text:p>-0</text:p>
                <draw:g>
                  <svg:desc>ia_file.E3:ia_file.E242</svg:desc>
                </draw:g>
              </table:table-cell>
              <table:table-cell office:value-type="float" office:value="0">
                <text:p>0</text:p>
                <draw:g>
                  <svg:desc>ia_file.A3:ia_file.A2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.611015">
                <text:p>13.611015</text:p>
              </table:table-cell>
              <table:table-cell office:value-type="float" office:value="0.680551">
                <text:p>0.6805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1.376296">
                <text:p>1.3762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.112966">
                <text:p>2.1129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388985">
                <text:p>14.388985</text:p>
              </table:table-cell>
              <table:table-cell office:value-type="float" office:value="2.806878">
                <text:p>2.8068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3.464967">
                <text:p>3.4649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4.05553">
                <text:p>4.055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4.576894">
                <text:p>4.5768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.388985">
                <text:p>10.388985</text:p>
              </table:table-cell>
              <table:table-cell office:value-type="float" office:value="5.002772">
                <text:p>5.0027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388985">
                <text:p>8.388985</text:p>
              </table:table-cell>
              <table:table-cell office:value-type="float" office:value="5.321025">
                <text:p>5.3210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388985">
                <text:p>6.388985</text:p>
              </table:table-cell>
              <table:table-cell office:value-type="float" office:value="5.539258">
                <text:p>5.5392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388985">
                <text:p>4.388985</text:p>
              </table:table-cell>
              <table:table-cell office:value-type="float" office:value="5.668927">
                <text:p>5.6689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388985">
                <text:p>2.388985</text:p>
              </table:table-cell>
              <table:table-cell office:value-type="float" office:value="5.726194">
                <text:p>5.7261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88985">
                <text:p>0.388985</text:p>
              </table:table-cell>
              <table:table-cell office:value-type="float" office:value="5.732931">
                <text:p>5.7329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611015">
                <text:p>-1.611015</text:p>
              </table:table-cell>
              <table:table-cell office:value-type="float" office:value="5.717615">
                <text:p>5.7176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.611015">
                <text:p>-3.611015</text:p>
              </table:table-cell>
              <table:table-cell office:value-type="float" office:value="5.715535">
                <text:p>5.7155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5.611015">
                <text:p>-5.611015</text:p>
              </table:table-cell>
              <table:table-cell office:value-type="float" office:value="5.767258">
                <text:p>5.7672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7.611015">
                <text:p>-7.611015</text:p>
              </table:table-cell>
              <table:table-cell office:value-type="float" office:value="5.914296">
                <text:p>5.9142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9.611015">
                <text:p>-9.611015</text:p>
              </table:table-cell>
              <table:table-cell office:value-type="float" office:value="6.192113">
                <text:p>6.1921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1.611015">
                <text:p>-11.611015</text:p>
              </table:table-cell>
              <table:table-cell office:value-type="float" office:value="6.623028">
                <text:p>6.6230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2.611015">
                <text:p>-12.611015</text:p>
              </table:table-cell>
              <table:table-cell office:value-type="float" office:value="7.168953">
                <text:p>7.1689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3.611015">
                <text:p>-13.611015</text:p>
              </table:table-cell>
              <table:table-cell office:value-type="float" office:value="7.812889">
                <text:p>7.8128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4">
                <text:p>-14</text:p>
              </table:table-cell>
              <table:table-cell office:value-type="float" office:value="8.504879">
                <text:p>8.5048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5">
                <text:p>-15</text:p>
              </table:table-cell>
              <table:table-cell office:value-type="float" office:value="9.254829">
                <text:p>9.2548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4.388985">
                <text:p>-14.388985</text:p>
              </table:table-cell>
              <table:table-cell office:value-type="float" office:value="9.964864">
                <text:p>9.9648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4">
                <text:p>-14</text:p>
              </table:table-cell>
              <table:table-cell office:value-type="float" office:value="10.633019">
                <text:p>10.6330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3">
                <text:p>-13</text:p>
              </table:table-cell>
              <table:table-cell office:value-type="float" office:value="11.221898">
                <text:p>11.2218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2">
                <text:p>-12</text:p>
              </table:table-cell>
              <table:table-cell office:value-type="float" office:value="11.727822">
                <text:p>11.7278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0.388985">
                <text:p>-10.388985</text:p>
              </table:table-cell>
              <table:table-cell office:value-type="float" office:value="12.126234">
                <text:p>12.1262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8.388985">
                <text:p>-8.388985</text:p>
              </table:table-cell>
              <table:table-cell office:value-type="float" office:value="12.410168">
                <text:p>12.4101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6.388985">
                <text:p>-6.388985</text:p>
              </table:table-cell>
              <table:table-cell office:value-type="float" office:value="12.593044">
                <text:p>12.5930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4.388985">
                <text:p>-4.388985</text:p>
              </table:table-cell>
              <table:table-cell office:value-type="float" office:value="12.692553">
                <text:p>12.6925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.388985">
                <text:p>-2.388985</text:p>
              </table:table-cell>
              <table:table-cell office:value-type="float" office:value="12.730776">
                <text:p>12.7307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388985">
                <text:p>-0.388985</text:p>
              </table:table-cell>
              <table:table-cell office:value-type="float" office:value="12.73414">
                <text:p>12.734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611015">
                <text:p>1.611015</text:p>
              </table:table-cell>
              <table:table-cell office:value-type="float" office:value="12.732984">
                <text:p>12.7329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611015">
                <text:p>3.611015</text:p>
              </table:table-cell>
              <table:table-cell office:value-type="float" office:value="12.760481">
                <text:p>12.7604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.611015">
                <text:p>5.611015</text:p>
              </table:table-cell>
              <table:table-cell office:value-type="float" office:value="12.85069">
                <text:p>12.8506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611015">
                <text:p>7.611015</text:p>
              </table:table-cell>
              <table:table-cell office:value-type="float" office:value="13.035698">
                <text:p>13.0356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.611015">
                <text:p>9.611015</text:p>
              </table:table-cell>
              <table:table-cell office:value-type="float" office:value="13.342209">
                <text:p>13.3422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.611015">
                <text:p>11.611015</text:p>
              </table:table-cell>
              <table:table-cell office:value-type="float" office:value="13.788371">
                <text:p>13.78837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.611015">
                <text:p>12.611015</text:p>
              </table:table-cell>
              <table:table-cell office:value-type="float" office:value="14.337905">
                <text:p>14.3379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.611015">
                <text:p>13.611015</text:p>
              </table:table-cell>
              <table:table-cell office:value-type="float" office:value="13.69928">
                <text:p>13.699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">
                <text:p>14</text:p>
              </table:table-cell>
              <table:table-cell office:value-type="float" office:value="13.650793">
                <text:p>13.65079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">
                <text:p>15</text:p>
              </table:table-cell>
              <table:table-cell office:value-type="float" office:value="13.58827">
                <text:p>13.588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.388985">
                <text:p>14.388985</text:p>
              </table:table-cell>
              <table:table-cell office:value-type="float" office:value="13.624525">
                <text:p>13.6245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">
                <text:p>14</text:p>
              </table:table-cell>
              <table:table-cell office:value-type="float" office:value="13.667306">
                <text:p>13.6673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">
                <text:p>13</text:p>
              </table:table-cell>
              <table:table-cell office:value-type="float" office:value="13.75285">
                <text:p>13.752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">
                <text:p>12</text:p>
              </table:table-cell>
              <table:table-cell office:value-type="float" office:value="13.846124">
                <text:p>13.8461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.388985">
                <text:p>10.388985</text:p>
              </table:table-cell>
              <table:table-cell office:value-type="float" office:value="13.964147">
                <text:p>13.9641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.388985">
                <text:p>8.388985</text:p>
              </table:table-cell>
              <table:table-cell office:value-type="float" office:value="14.085069">
                <text:p>14.08506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.388985">
                <text:p>6.388985</text:p>
              </table:table-cell>
              <table:table-cell office:value-type="float" office:value="14.187063">
                <text:p>14.18706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388985">
                <text:p>4.388985</text:p>
              </table:table-cell>
              <table:table-cell office:value-type="float" office:value="14.265277">
                <text:p>14.26527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388985">
                <text:p>2.388985</text:p>
              </table:table-cell>
              <table:table-cell office:value-type="float" office:value="14.316124">
                <text:p>14.3161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88985">
                <text:p>0.388985</text:p>
              </table:table-cell>
              <table:table-cell office:value-type="float" office:value="14.337327">
                <text:p>14.3373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.611015">
                <text:p>-1.611015</text:p>
              </table:table-cell>
              <table:table-cell office:value-type="float" office:value="14.32795">
                <text:p>14.327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3.611015">
                <text:p>-3.611015</text:p>
              </table:table-cell>
              <table:table-cell office:value-type="float" office:value="14.288406">
                <text:p>14.2884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5.611015">
                <text:p>-5.611015</text:p>
              </table:table-cell>
              <table:table-cell office:value-type="float" office:value="14.220455">
                <text:p>14.2204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7.611015">
                <text:p>-7.611015</text:p>
              </table:table-cell>
              <table:table-cell office:value-type="float" office:value="14.127182">
                <text:p>14.12718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9.611015">
                <text:p>-9.611015</text:p>
              </table:table-cell>
              <table:table-cell office:value-type="float" office:value="14.012956">
                <text:p>14.0129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1.611015">
                <text:p>-11.611015</text:p>
              </table:table-cell>
              <table:table-cell office:value-type="float" office:value="13.883363">
                <text:p>13.88336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2.611015">
                <text:p>-12.611015</text:p>
              </table:table-cell>
              <table:table-cell office:value-type="float" office:value="13.788371">
                <text:p>13.78837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3.611015">
                <text:p>-13.611015</text:p>
              </table:table-cell>
              <table:table-cell office:value-type="float" office:value="13.69928">
                <text:p>13.699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4">
                <text:p>-14</text:p>
              </table:table-cell>
              <table:table-cell office:value-type="float" office:value="13.650793">
                <text:p>13.6507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5">
                <text:p>-15</text:p>
              </table:table-cell>
              <table:table-cell office:value-type="float" office:value="13.58827">
                <text:p>13.588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4.388985">
                <text:p>-14.388985</text:p>
              </table:table-cell>
              <table:table-cell office:value-type="float" office:value="13.624525">
                <text:p>13.6245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4">
                <text:p>-14</text:p>
              </table:table-cell>
              <table:table-cell office:value-type="float" office:value="13.667306">
                <text:p>13.6673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3">
                <text:p>-13</text:p>
              </table:table-cell>
              <table:table-cell office:value-type="float" office:value="13.75285">
                <text:p>13.7528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2">
                <text:p>-12</text:p>
              </table:table-cell>
              <table:table-cell office:value-type="float" office:value="13.846124">
                <text:p>13.8461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0.388985">
                <text:p>-10.388985</text:p>
              </table:table-cell>
              <table:table-cell office:value-type="float" office:value="13.964147">
                <text:p>13.9641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8.388985">
                <text:p>-8.388985</text:p>
              </table:table-cell>
              <table:table-cell office:value-type="float" office:value="14.085069">
                <text:p>14.08506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6.388985">
                <text:p>-6.388985</text:p>
              </table:table-cell>
              <table:table-cell office:value-type="float" office:value="14.187063">
                <text:p>14.18706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4.388985">
                <text:p>-4.388985</text:p>
              </table:table-cell>
              <table:table-cell office:value-type="float" office:value="14.265277">
                <text:p>14.26527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.388985">
                <text:p>-2.388985</text:p>
              </table:table-cell>
              <table:table-cell office:value-type="float" office:value="14.316124">
                <text:p>14.31612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388985">
                <text:p>-0.388985</text:p>
              </table:table-cell>
              <table:table-cell office:value-type="float" office:value="14.337327">
                <text:p>14.3373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611015">
                <text:p>1.611015</text:p>
              </table:table-cell>
              <table:table-cell office:value-type="float" office:value="14.32795">
                <text:p>14.3279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611015">
                <text:p>3.611015</text:p>
              </table:table-cell>
              <table:table-cell office:value-type="float" office:value="14.288406">
                <text:p>14.28840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.611015">
                <text:p>5.611015</text:p>
              </table:table-cell>
              <table:table-cell office:value-type="float" office:value="14.220455">
                <text:p>14.22045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611015">
                <text:p>7.611015</text:p>
              </table:table-cell>
              <table:table-cell office:value-type="float" office:value="14.127182">
                <text:p>14.12718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.611015">
                <text:p>9.611015</text:p>
              </table:table-cell>
              <table:table-cell office:value-type="float" office:value="14.012956">
                <text:p>14.0129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.611015">
                <text:p>11.611015</text:p>
              </table:table-cell>
              <table:table-cell office:value-type="float" office:value="13.883363">
                <text:p>13.88336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.611015">
                <text:p>12.611015</text:p>
              </table:table-cell>
              <table:table-cell office:value-type="float" office:value="13.788371">
                <text:p>13.78837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.611015">
                <text:p>13.611015</text:p>
              </table:table-cell>
              <table:table-cell office:value-type="float" office:value="13.69928">
                <text:p>13.6992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">
                <text:p>14</text:p>
              </table:table-cell>
              <table:table-cell office:value-type="float" office:value="13.650793">
                <text:p>13.65079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5">
                <text:p>15</text:p>
              </table:table-cell>
              <table:table-cell office:value-type="float" office:value="13.58827">
                <text:p>13.5882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.388985">
                <text:p>14.388985</text:p>
              </table:table-cell>
              <table:table-cell office:value-type="float" office:value="13.624525">
                <text:p>13.6245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">
                <text:p>14</text:p>
              </table:table-cell>
              <table:table-cell office:value-type="float" office:value="13.667306">
                <text:p>13.66730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">
                <text:p>13</text:p>
              </table:table-cell>
              <table:table-cell office:value-type="float" office:value="13.75285">
                <text:p>13.7528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">
                <text:p>12</text:p>
              </table:table-cell>
              <table:table-cell office:value-type="float" office:value="13.846124">
                <text:p>13.84612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.388985">
                <text:p>10.388985</text:p>
              </table:table-cell>
              <table:table-cell office:value-type="float" office:value="13.964147">
                <text:p>13.96414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388985">
                <text:p>8.388985</text:p>
              </table:table-cell>
              <table:table-cell office:value-type="float" office:value="14.085069">
                <text:p>14.08506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.388985">
                <text:p>6.388985</text:p>
              </table:table-cell>
              <table:table-cell office:value-type="float" office:value="14.187063">
                <text:p>14.18706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388985">
                <text:p>4.388985</text:p>
              </table:table-cell>
              <table:table-cell office:value-type="float" office:value="14.265277">
                <text:p>14.26527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388985">
                <text:p>2.388985</text:p>
              </table:table-cell>
              <table:table-cell office:value-type="float" office:value="14.316124">
                <text:p>14.3161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88985">
                <text:p>0.388985</text:p>
              </table:table-cell>
              <table:table-cell office:value-type="float" office:value="14.337327">
                <text:p>14.33732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1.611015">
                <text:p>-1.611015</text:p>
              </table:table-cell>
              <table:table-cell office:value-type="float" office:value="14.32795">
                <text:p>14.327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3.611015">
                <text:p>-3.611015</text:p>
              </table:table-cell>
              <table:table-cell office:value-type="float" office:value="14.288406">
                <text:p>14.28840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5.611015">
                <text:p>-5.611015</text:p>
              </table:table-cell>
              <table:table-cell office:value-type="float" office:value="14.220455">
                <text:p>14.2204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7.611015">
                <text:p>-7.611015</text:p>
              </table:table-cell>
              <table:table-cell office:value-type="float" office:value="14.127182">
                <text:p>14.12718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9.611015">
                <text:p>-9.611015</text:p>
              </table:table-cell>
              <table:table-cell office:value-type="float" office:value="14.012956">
                <text:p>14.01295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1.611015">
                <text:p>-11.611015</text:p>
              </table:table-cell>
              <table:table-cell office:value-type="float" office:value="13.883363">
                <text:p>13.88336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2.611015">
                <text:p>-12.611015</text:p>
              </table:table-cell>
              <table:table-cell office:value-type="float" office:value="13.788371">
                <text:p>13.78837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13.611015">
                <text:p>-13.611015</text:p>
              </table:table-cell>
              <table:table-cell office:value-type="float" office:value="13.69928">
                <text:p>13.6992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14">
                <text:p>-14</text:p>
              </table:table-cell>
              <table:table-cell office:value-type="float" office:value="13.650793">
                <text:p>13.65079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15">
                <text:p>-15</text:p>
              </table:table-cell>
              <table:table-cell office:value-type="float" office:value="13.58827">
                <text:p>13.5882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14.388985">
                <text:p>-14.388985</text:p>
              </table:table-cell>
              <table:table-cell office:value-type="float" office:value="13.624525">
                <text:p>13.6245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14">
                <text:p>-14</text:p>
              </table:table-cell>
              <table:table-cell office:value-type="float" office:value="13.667306">
                <text:p>13.66730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3">
                <text:p>-13</text:p>
              </table:table-cell>
              <table:table-cell office:value-type="float" office:value="13.75285">
                <text:p>13.7528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2">
                <text:p>-12</text:p>
              </table:table-cell>
              <table:table-cell office:value-type="float" office:value="13.846124">
                <text:p>13.84612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10.388985">
                <text:p>-10.388985</text:p>
              </table:table-cell>
              <table:table-cell office:value-type="float" office:value="13.964147">
                <text:p>13.96414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8.388985">
                <text:p>-8.388985</text:p>
              </table:table-cell>
              <table:table-cell office:value-type="float" office:value="14.085069">
                <text:p>14.08506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6.388985">
                <text:p>-6.388985</text:p>
              </table:table-cell>
              <table:table-cell office:value-type="float" office:value="14.187063">
                <text:p>14.18706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4.388985">
                <text:p>-4.388985</text:p>
              </table:table-cell>
              <table:table-cell office:value-type="float" office:value="14.265277">
                <text:p>14.26527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2.388985">
                <text:p>-2.388985</text:p>
              </table:table-cell>
              <table:table-cell office:value-type="float" office:value="14.316124">
                <text:p>14.31612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388985">
                <text:p>-0.388985</text:p>
              </table:table-cell>
              <table:table-cell office:value-type="float" office:value="14.337327">
                <text:p>14.33732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611015">
                <text:p>1.611015</text:p>
              </table:table-cell>
              <table:table-cell office:value-type="float" office:value="14.32795">
                <text:p>14.3279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611015">
                <text:p>3.611015</text:p>
              </table:table-cell>
              <table:table-cell office:value-type="float" office:value="14.288406">
                <text:p>14.28840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.611015">
                <text:p>5.611015</text:p>
              </table:table-cell>
              <table:table-cell office:value-type="float" office:value="14.220455">
                <text:p>14.22045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.611015">
                <text:p>7.611015</text:p>
              </table:table-cell>
              <table:table-cell office:value-type="float" office:value="14.127182">
                <text:p>14.12718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.611015">
                <text:p>9.611015</text:p>
              </table:table-cell>
              <table:table-cell office:value-type="float" office:value="14.012956">
                <text:p>14.01295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.611015">
                <text:p>11.611015</text:p>
              </table:table-cell>
              <table:table-cell office:value-type="float" office:value="13.883363">
                <text:p>13.88336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.611015">
                <text:p>12.611015</text:p>
              </table:table-cell>
              <table:table-cell office:value-type="float" office:value="13.788371">
                <text:p>13.78837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.611015">
                <text:p>13.611015</text:p>
              </table:table-cell>
              <table:table-cell office:value-type="float" office:value="13.69928">
                <text:p>13.6992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">
                <text:p>14</text:p>
              </table:table-cell>
              <table:table-cell office:value-type="float" office:value="13.650793">
                <text:p>13.65079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5">
                <text:p>15</text:p>
              </table:table-cell>
              <table:table-cell office:value-type="float" office:value="13.58827">
                <text:p>13.5882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.388985">
                <text:p>14.388985</text:p>
              </table:table-cell>
              <table:table-cell office:value-type="float" office:value="13.624525">
                <text:p>13.6245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">
                <text:p>14</text:p>
              </table:table-cell>
              <table:table-cell office:value-type="float" office:value="13.667306">
                <text:p>13.66730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">
                <text:p>13</text:p>
              </table:table-cell>
              <table:table-cell office:value-type="float" office:value="13.75285">
                <text:p>13.7528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">
                <text:p>12</text:p>
              </table:table-cell>
              <table:table-cell office:value-type="float" office:value="13.846124">
                <text:p>13.84612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.388985">
                <text:p>10.388985</text:p>
              </table:table-cell>
              <table:table-cell office:value-type="float" office:value="13.964147">
                <text:p>13.96414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.388985">
                <text:p>8.388985</text:p>
              </table:table-cell>
              <table:table-cell office:value-type="float" office:value="14.085069">
                <text:p>14.08506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.388985">
                <text:p>6.388985</text:p>
              </table:table-cell>
              <table:table-cell office:value-type="float" office:value="14.187063">
                <text:p>14.18706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.388985">
                <text:p>4.388985</text:p>
              </table:table-cell>
              <table:table-cell office:value-type="float" office:value="14.265277">
                <text:p>14.26527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388985">
                <text:p>2.388985</text:p>
              </table:table-cell>
              <table:table-cell office:value-type="float" office:value="14.316124">
                <text:p>14.31612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88985">
                <text:p>0.388985</text:p>
              </table:table-cell>
              <table:table-cell office:value-type="float" office:value="14.337327">
                <text:p>14.33732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1.611015">
                <text:p>-1.611015</text:p>
              </table:table-cell>
              <table:table-cell office:value-type="float" office:value="14.32795">
                <text:p>14.3279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3.611015">
                <text:p>-3.611015</text:p>
              </table:table-cell>
              <table:table-cell office:value-type="float" office:value="14.288406">
                <text:p>14.28840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5.611015">
                <text:p>-5.611015</text:p>
              </table:table-cell>
              <table:table-cell office:value-type="float" office:value="14.220455">
                <text:p>14.22045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7.611015">
                <text:p>-7.611015</text:p>
              </table:table-cell>
              <table:table-cell office:value-type="float" office:value="14.127182">
                <text:p>14.12718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9.611015">
                <text:p>-9.611015</text:p>
              </table:table-cell>
              <table:table-cell office:value-type="float" office:value="14.012956">
                <text:p>14.01295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11.611015">
                <text:p>-11.611015</text:p>
              </table:table-cell>
              <table:table-cell office:value-type="float" office:value="13.883363">
                <text:p>13.88336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12.611015">
                <text:p>-12.611015</text:p>
              </table:table-cell>
              <table:table-cell office:value-type="float" office:value="13.788371">
                <text:p>13.78837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13.611015">
                <text:p>-13.611015</text:p>
              </table:table-cell>
              <table:table-cell office:value-type="float" office:value="13.69928">
                <text:p>13.6992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14">
                <text:p>-14</text:p>
              </table:table-cell>
              <table:table-cell office:value-type="float" office:value="13.650793">
                <text:p>13.65079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15">
                <text:p>-15</text:p>
              </table:table-cell>
              <table:table-cell office:value-type="float" office:value="13.58827">
                <text:p>13.5882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14.388985">
                <text:p>-14.388985</text:p>
              </table:table-cell>
              <table:table-cell office:value-type="float" office:value="13.624525">
                <text:p>13.6245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14">
                <text:p>-14</text:p>
              </table:table-cell>
              <table:table-cell office:value-type="float" office:value="13.667306">
                <text:p>13.66730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13">
                <text:p>-13</text:p>
              </table:table-cell>
              <table:table-cell office:value-type="float" office:value="13.75285">
                <text:p>13.7528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12">
                <text:p>-12</text:p>
              </table:table-cell>
              <table:table-cell office:value-type="float" office:value="13.846124">
                <text:p>13.84612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10.388985">
                <text:p>-10.388985</text:p>
              </table:table-cell>
              <table:table-cell office:value-type="float" office:value="13.964147">
                <text:p>13.96414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8.388985">
                <text:p>-8.388985</text:p>
              </table:table-cell>
              <table:table-cell office:value-type="float" office:value="14.085069">
                <text:p>14.08506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6.388985">
                <text:p>-6.388985</text:p>
              </table:table-cell>
              <table:table-cell office:value-type="float" office:value="14.187063">
                <text:p>14.18706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4.388985">
                <text:p>-4.388985</text:p>
              </table:table-cell>
              <table:table-cell office:value-type="float" office:value="14.265277">
                <text:p>14.26527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2.388985">
                <text:p>-2.388985</text:p>
              </table:table-cell>
              <table:table-cell office:value-type="float" office:value="14.316124">
                <text:p>14.31612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388985">
                <text:p>-0.388985</text:p>
              </table:table-cell>
              <table:table-cell office:value-type="float" office:value="14.337327">
                <text:p>14.33732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611015">
                <text:p>1.611015</text:p>
              </table:table-cell>
              <table:table-cell office:value-type="float" office:value="14.32795">
                <text:p>14.3279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611015">
                <text:p>3.611015</text:p>
              </table:table-cell>
              <table:table-cell office:value-type="float" office:value="14.288406">
                <text:p>14.28840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.611015">
                <text:p>5.611015</text:p>
              </table:table-cell>
              <table:table-cell office:value-type="float" office:value="14.220455">
                <text:p>14.22045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.611015">
                <text:p>7.611015</text:p>
              </table:table-cell>
              <table:table-cell office:value-type="float" office:value="14.127182">
                <text:p>14.12718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.611015">
                <text:p>9.611015</text:p>
              </table:table-cell>
              <table:table-cell office:value-type="float" office:value="14.012956">
                <text:p>14.01295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1.611015">
                <text:p>11.611015</text:p>
              </table:table-cell>
              <table:table-cell office:value-type="float" office:value="13.883363">
                <text:p>13.88336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2.611015">
                <text:p>12.611015</text:p>
              </table:table-cell>
              <table:table-cell office:value-type="float" office:value="13.788371">
                <text:p>13.78837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3.611015">
                <text:p>13.611015</text:p>
              </table:table-cell>
              <table:table-cell office:value-type="float" office:value="13.69928">
                <text:p>13.6992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4">
                <text:p>14</text:p>
              </table:table-cell>
              <table:table-cell office:value-type="float" office:value="13.650793">
                <text:p>13.65079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5">
                <text:p>15</text:p>
              </table:table-cell>
              <table:table-cell office:value-type="float" office:value="13.58827">
                <text:p>13.5882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4.388985">
                <text:p>14.388985</text:p>
              </table:table-cell>
              <table:table-cell office:value-type="float" office:value="13.624525">
                <text:p>13.62452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4">
                <text:p>14</text:p>
              </table:table-cell>
              <table:table-cell office:value-type="float" office:value="13.667306">
                <text:p>13.66730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3">
                <text:p>13</text:p>
              </table:table-cell>
              <table:table-cell office:value-type="float" office:value="13.75285">
                <text:p>13.7528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2">
                <text:p>12</text:p>
              </table:table-cell>
              <table:table-cell office:value-type="float" office:value="13.846124">
                <text:p>13.84612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.388985">
                <text:p>10.388985</text:p>
              </table:table-cell>
              <table:table-cell office:value-type="float" office:value="13.964147">
                <text:p>13.96414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.388985">
                <text:p>8.388985</text:p>
              </table:table-cell>
              <table:table-cell office:value-type="float" office:value="14.085069">
                <text:p>14.08506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.388985">
                <text:p>6.388985</text:p>
              </table:table-cell>
              <table:table-cell office:value-type="float" office:value="14.187063">
                <text:p>14.18706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.388985">
                <text:p>4.388985</text:p>
              </table:table-cell>
              <table:table-cell office:value-type="float" office:value="14.265277">
                <text:p>14.26527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.388985">
                <text:p>2.388985</text:p>
              </table:table-cell>
              <table:table-cell office:value-type="float" office:value="14.316124">
                <text:p>14.31612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388985">
                <text:p>0.388985</text:p>
              </table:table-cell>
              <table:table-cell office:value-type="float" office:value="14.337327">
                <text:p>14.33732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1.611015">
                <text:p>-1.611015</text:p>
              </table:table-cell>
              <table:table-cell office:value-type="float" office:value="14.32795">
                <text:p>14.3279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3.611015">
                <text:p>-3.611015</text:p>
              </table:table-cell>
              <table:table-cell office:value-type="float" office:value="14.288406">
                <text:p>14.28840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5.611015">
                <text:p>-5.611015</text:p>
              </table:table-cell>
              <table:table-cell office:value-type="float" office:value="14.220455">
                <text:p>14.22045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7.611015">
                <text:p>-7.611015</text:p>
              </table:table-cell>
              <table:table-cell office:value-type="float" office:value="14.127182">
                <text:p>14.12718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9.611015">
                <text:p>-9.611015</text:p>
              </table:table-cell>
              <table:table-cell office:value-type="float" office:value="14.012956">
                <text:p>14.01295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11.611015">
                <text:p>-11.611015</text:p>
              </table:table-cell>
              <table:table-cell office:value-type="float" office:value="13.883363">
                <text:p>13.88336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12.611015">
                <text:p>-12.611015</text:p>
              </table:table-cell>
              <table:table-cell office:value-type="float" office:value="13.788371">
                <text:p>13.78837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13.611015">
                <text:p>-13.611015</text:p>
              </table:table-cell>
              <table:table-cell office:value-type="float" office:value="13.69928">
                <text:p>13.6992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14">
                <text:p>-14</text:p>
              </table:table-cell>
              <table:table-cell office:value-type="float" office:value="13.650793">
                <text:p>13.65079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15">
                <text:p>-15</text:p>
              </table:table-cell>
              <table:table-cell office:value-type="float" office:value="13.58827">
                <text:p>13.5882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14.388985">
                <text:p>-14.388985</text:p>
              </table:table-cell>
              <table:table-cell office:value-type="float" office:value="13.624525">
                <text:p>13.62452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14">
                <text:p>-14</text:p>
              </table:table-cell>
              <table:table-cell office:value-type="float" office:value="13.667306">
                <text:p>13.66730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13">
                <text:p>-13</text:p>
              </table:table-cell>
              <table:table-cell office:value-type="float" office:value="13.75285">
                <text:p>13.7528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12">
                <text:p>-12</text:p>
              </table:table-cell>
              <table:table-cell office:value-type="float" office:value="13.846124">
                <text:p>13.84612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10.388985">
                <text:p>-10.388985</text:p>
              </table:table-cell>
              <table:table-cell office:value-type="float" office:value="13.964147">
                <text:p>13.96414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8.388985">
                <text:p>-8.388985</text:p>
              </table:table-cell>
              <table:table-cell office:value-type="float" office:value="14.085069">
                <text:p>14.08506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6.388985">
                <text:p>-6.388985</text:p>
              </table:table-cell>
              <table:table-cell office:value-type="float" office:value="14.187063">
                <text:p>14.18706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4.388985">
                <text:p>-4.388985</text:p>
              </table:table-cell>
              <table:table-cell office:value-type="float" office:value="14.265277">
                <text:p>14.26527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2.388985">
                <text:p>-2.388985</text:p>
              </table:table-cell>
              <table:table-cell office:value-type="float" office:value="14.316124">
                <text:p>14.31612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388985">
                <text:p>-0.388985</text:p>
              </table:table-cell>
              <table:table-cell office:value-type="float" office:value="14.337327">
                <text:p>14.33732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611015">
                <text:p>1.611015</text:p>
              </table:table-cell>
              <table:table-cell office:value-type="float" office:value="14.32795">
                <text:p>14.3279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611015">
                <text:p>3.611015</text:p>
              </table:table-cell>
              <table:table-cell office:value-type="float" office:value="14.288406">
                <text:p>14.28840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.611015">
                <text:p>5.611015</text:p>
              </table:table-cell>
              <table:table-cell office:value-type="float" office:value="14.220455">
                <text:p>14.22045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.611015">
                <text:p>7.611015</text:p>
              </table:table-cell>
              <table:table-cell office:value-type="float" office:value="14.127182">
                <text:p>14.12718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.611015">
                <text:p>9.611015</text:p>
              </table:table-cell>
              <table:table-cell office:value-type="float" office:value="14.012956">
                <text:p>14.01295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1.611015">
                <text:p>11.611015</text:p>
              </table:table-cell>
              <table:table-cell office:value-type="float" office:value="13.883363">
                <text:p>13.88336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2.611015">
                <text:p>12.611015</text:p>
              </table:table-cell>
              <table:table-cell office:value-type="float" office:value="13.788371">
                <text:p>13.78837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3.611015">
                <text:p>13.611015</text:p>
              </table:table-cell>
              <table:table-cell office:value-type="float" office:value="13.69928">
                <text:p>13.6992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4">
                <text:p>14</text:p>
              </table:table-cell>
              <table:table-cell office:value-type="float" office:value="13.650793">
                <text:p>13.65079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5">
                <text:p>15</text:p>
              </table:table-cell>
              <table:table-cell office:value-type="float" office:value="13.58827">
                <text:p>13.5882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4.388985">
                <text:p>14.388985</text:p>
              </table:table-cell>
              <table:table-cell office:value-type="float" office:value="13.624525">
                <text:p>13.62452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4">
                <text:p>14</text:p>
              </table:table-cell>
              <table:table-cell office:value-type="float" office:value="13.667306">
                <text:p>13.66730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3">
                <text:p>13</text:p>
              </table:table-cell>
              <table:table-cell office:value-type="float" office:value="13.75285">
                <text:p>13.7528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2">
                <text:p>12</text:p>
              </table:table-cell>
              <table:table-cell office:value-type="float" office:value="13.846124">
                <text:p>13.84612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.388985">
                <text:p>10.388985</text:p>
              </table:table-cell>
              <table:table-cell office:value-type="float" office:value="13.964147">
                <text:p>13.96414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.388985">
                <text:p>8.388985</text:p>
              </table:table-cell>
              <table:table-cell office:value-type="float" office:value="14.085069">
                <text:p>14.08506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.388985">
                <text:p>6.388985</text:p>
              </table:table-cell>
              <table:table-cell office:value-type="float" office:value="14.187063">
                <text:p>14.18706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.388985">
                <text:p>4.388985</text:p>
              </table:table-cell>
              <table:table-cell office:value-type="float" office:value="14.265277">
                <text:p>14.26527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388985">
                <text:p>2.388985</text:p>
              </table:table-cell>
              <table:table-cell office:value-type="float" office:value="14.316124">
                <text:p>14.31612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388985">
                <text:p>0.388985</text:p>
              </table:table-cell>
              <table:table-cell office:value-type="float" office:value="14.337327">
                <text:p>14.33732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1.611015">
                <text:p>-1.611015</text:p>
              </table:table-cell>
              <table:table-cell office:value-type="float" office:value="14.32795">
                <text:p>14.3279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3.611015">
                <text:p>-3.611015</text:p>
              </table:table-cell>
              <table:table-cell office:value-type="float" office:value="14.288406">
                <text:p>14.28840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5.611015">
                <text:p>-5.611015</text:p>
              </table:table-cell>
              <table:table-cell office:value-type="float" office:value="14.220455">
                <text:p>14.22045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7.611015">
                <text:p>-7.611015</text:p>
              </table:table-cell>
              <table:table-cell office:value-type="float" office:value="14.127182">
                <text:p>14.12718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9.611015">
                <text:p>-9.611015</text:p>
              </table:table-cell>
              <table:table-cell office:value-type="float" office:value="14.012956">
                <text:p>14.01295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11.611015">
                <text:p>-11.611015</text:p>
              </table:table-cell>
              <table:table-cell office:value-type="float" office:value="13.883363">
                <text:p>13.88336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12.611015">
                <text:p>-12.611015</text:p>
              </table:table-cell>
              <table:table-cell office:value-type="float" office:value="13.788371">
                <text:p>13.78837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13.611015">
                <text:p>-13.611015</text:p>
              </table:table-cell>
              <table:table-cell office:value-type="float" office:value="13.69928">
                <text:p>13.6992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14">
                <text:p>-14</text:p>
              </table:table-cell>
              <table:table-cell office:value-type="float" office:value="13.650793">
                <text:p>13.65079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15">
                <text:p>-15</text:p>
              </table:table-cell>
              <table:table-cell office:value-type="float" office:value="13.58827">
                <text:p>13.5882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14.388985">
                <text:p>-14.388985</text:p>
              </table:table-cell>
              <table:table-cell office:value-type="float" office:value="13.624525">
                <text:p>13.62452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14">
                <text:p>-14</text:p>
              </table:table-cell>
              <table:table-cell office:value-type="float" office:value="13.667306">
                <text:p>13.66730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13">
                <text:p>-13</text:p>
              </table:table-cell>
              <table:table-cell office:value-type="float" office:value="13.75285">
                <text:p>13.7528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12">
                <text:p>-12</text:p>
              </table:table-cell>
              <table:table-cell office:value-type="float" office:value="13.846124">
                <text:p>13.84612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10.388985">
                <text:p>-10.388985</text:p>
              </table:table-cell>
              <table:table-cell office:value-type="float" office:value="13.964147">
                <text:p>13.96414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8.388985">
                <text:p>-8.388985</text:p>
              </table:table-cell>
              <table:table-cell office:value-type="float" office:value="14.085069">
                <text:p>14.08506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6.388985">
                <text:p>-6.388985</text:p>
              </table:table-cell>
              <table:table-cell office:value-type="float" office:value="14.187063">
                <text:p>14.18706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4.388985">
                <text:p>-4.388985</text:p>
              </table:table-cell>
              <table:table-cell office:value-type="float" office:value="14.265277">
                <text:p>14.26527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2.388985">
                <text:p>-2.388985</text:p>
              </table:table-cell>
              <table:table-cell office:value-type="float" office:value="14.316124">
                <text:p>14.31612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0.388985">
                <text:p>-0.388985</text:p>
              </table:table-cell>
              <table:table-cell office:value-type="float" office:value="14.337327">
                <text:p>14.33732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611015">
                <text:p>1.611015</text:p>
              </table:table-cell>
              <table:table-cell office:value-type="float" office:value="14.32795">
                <text:p>14.3279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.611015">
                <text:p>3.611015</text:p>
              </table:table-cell>
              <table:table-cell office:value-type="float" office:value="14.288406">
                <text:p>14.28840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.611015">
                <text:p>5.611015</text:p>
              </table:table-cell>
              <table:table-cell office:value-type="float" office:value="14.220455">
                <text:p>14.22045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.611015">
                <text:p>7.611015</text:p>
              </table:table-cell>
              <table:table-cell office:value-type="float" office:value="14.127182">
                <text:p>14.12718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.611015">
                <text:p>9.611015</text:p>
              </table:table-cell>
              <table:table-cell office:value-type="float" office:value="14.012956">
                <text:p>14.01295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1.611015">
                <text:p>11.611015</text:p>
              </table:table-cell>
              <table:table-cell office:value-type="float" office:value="13.883363">
                <text:p>13.88336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